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MS Gothic" svg:font-family="'MS Gothic'" style:font-family-generic="modern" style:font-pitch="fixed"/>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left="0cm" fo:margin-right="-0.203cm" fo:text-align="end" style:justify-single-word="false" fo:text-indent="0cm" style:auto-text-indent="false"/>
    </style:style>
    <style:style style:name="P4" style:family="paragraph" style:parent-style-name="First_20_Paragraph">
      <style:text-properties officeooo:paragraph-rsid="00109a53"/>
    </style:style>
    <style:style style:name="P5" style:family="paragraph" style:parent-style-name="Title" style:master-page-name="MP0">
      <style:paragraph-properties style:page-number="auto" fo:break-before="page"/>
    </style:style>
    <style:style style:name="P6" style:family="paragraph" style:parent-style-name="Body_20_Text">
      <style:text-properties officeooo:paragraph-rsid="00112926"/>
    </style:style>
    <style:style style:name="P7" style:family="paragraph" style:parent-style-name="Compact" style:list-style-name="L3"/>
    <style:style style:name="P8" style:family="paragraph" style:parent-style-name="Compact" style:list-style-name="L6"/>
    <style:style style:name="P9" style:family="paragraph" style:parent-style-name="Compact" style:list-style-name="L7"/>
    <style:style style:name="P10" style:family="paragraph" style:parent-style-name="Compact" style:list-style-name="L8"/>
    <style:style style:name="P11" style:family="paragraph" style:parent-style-name="Compact" style:list-style-name="L9"/>
    <style:style style:name="P12" style:family="paragraph" style:parent-style-name="First_20_Paragraph">
      <style:text-properties officeooo:paragraph-rsid="00112926"/>
    </style:style>
    <style:style style:name="P13" style:family="paragraph" style:parent-style-name="Heading_20_2">
      <style:text-properties officeooo:rsid="00112926" officeooo:paragraph-rsid="00112926"/>
    </style:style>
    <style:style style:name="P14" style:family="paragraph" style:parent-style-name="Normal" style:list-style-name="L1"/>
    <style:style style:name="P15" style:family="paragraph" style:parent-style-name="Normal" style:list-style-name="L2"/>
    <style:style style:name="P16" style:family="paragraph" style:parent-style-name="Normal" style:list-style-name="L4"/>
    <style:style style:name="P17" style:family="paragraph" style:parent-style-name="Normal" style:list-style-name="L5"/>
    <style:style style:name="T1" style:family="text">
      <style:text-properties fo:font-weight="bold" style:font-weight-asian="bold" style:font-weight-complex="bold"/>
    </style:style>
    <style:style style:name="T2" style:family="text">
      <style:text-properties fo:font-weight="bold" officeooo:rsid="00109a53" style:font-weight-asian="bold" style:font-weight-complex="bold"/>
    </style:style>
    <style:style style:name="T3" style:family="text">
      <style:text-properties fo:font-weight="bold" officeooo:rsid="00086f81" style:font-weight-asian="bold" style:font-weight-complex="bold"/>
    </style:style>
    <style:style style:name="T4" style:family="text">
      <style:text-properties fo:font-weight="bold" officeooo:rsid="00112926"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112926" style:font-style-asian="italic" style:font-style-complex="italic"/>
    </style:style>
    <style:style style:name="T7" style:family="text">
      <style:text-properties fo:background-color="#ffff00" loext:char-shading-value="0"/>
    </style:style>
    <style:style style:name="T8" style:family="text">
      <style:text-properties officeooo:rsid="00109a53"/>
    </style:style>
    <style:style style:name="T9" style:family="text">
      <style:text-properties officeooo:rsid="00112926"/>
    </style:style>
    <text:list-style style:name="L1">
      <text:list-level-style-bullet text:level="1" loext:num-list-format="%1%" text:bullet-char="•">
        <style:list-level-properties text:list-level-position-and-space-mode="label-alignment">
          <style:list-level-label-alignment text:label-followed-by="listtab" fo:text-indent="-0.847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847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847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847cm" fo:margin-left="5.08cm"/>
        </style:list-level-properties>
      </text:list-level-style-bullet>
      <text:list-level-style-bullet text:level="5" loext:num-list-format="%5%" text:bullet-char="•">
        <style:list-level-properties text:list-level-position-and-space-mode="label-alignment">
          <style:list-level-label-alignment text:label-followed-by="listtab" fo:text-indent="-0.847cm" fo:margin-left="6.35cm"/>
        </style:list-level-properties>
      </text:list-level-style-bullet>
      <text:list-level-style-bullet text:level="6" loext:num-list-format="%6%" text:bullet-char="–">
        <style:list-level-properties text:list-level-position-and-space-mode="label-alignment">
          <style:list-level-label-alignment text:label-followed-by="listtab" fo:text-indent="-0.847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847cm" fo:margin-left="8.89cm"/>
        </style:list-level-properties>
      </text:list-level-style-bullet>
      <text:list-level-style-bullet text:level="8" loext:num-list-format="%8%" text:bullet-char="–">
        <style:list-level-properties text:list-level-position-and-space-mode="label-alignment">
          <style:list-level-label-alignment text:label-followed-by="listtab" fo:text-indent="-0.847cm" fo:margin-left="10.16cm"/>
        </style:list-level-properties>
      </text:list-level-style-bullet>
      <text:list-level-style-bullet text:level="9" loext:num-list-format="%9%"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loext:num-list-format="%1%" text:bullet-char="•">
        <style:list-level-properties text:list-level-position-and-space-mode="label-alignment">
          <style:list-level-label-alignment text:label-followed-by="listtab" fo:text-indent="-0.847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847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847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847cm" fo:margin-left="5.08cm"/>
        </style:list-level-properties>
      </text:list-level-style-bullet>
      <text:list-level-style-bullet text:level="5" loext:num-list-format="%5%" text:bullet-char="•">
        <style:list-level-properties text:list-level-position-and-space-mode="label-alignment">
          <style:list-level-label-alignment text:label-followed-by="listtab" fo:text-indent="-0.847cm" fo:margin-left="6.35cm"/>
        </style:list-level-properties>
      </text:list-level-style-bullet>
      <text:list-level-style-bullet text:level="6" loext:num-list-format="%6%" text:bullet-char="–">
        <style:list-level-properties text:list-level-position-and-space-mode="label-alignment">
          <style:list-level-label-alignment text:label-followed-by="listtab" fo:text-indent="-0.847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847cm" fo:margin-left="8.89cm"/>
        </style:list-level-properties>
      </text:list-level-style-bullet>
      <text:list-level-style-bullet text:level="8" loext:num-list-format="%8%" text:bullet-char="–">
        <style:list-level-properties text:list-level-position-and-space-mode="label-alignment">
          <style:list-level-label-alignment text:label-followed-by="listtab" fo:text-indent="-0.847cm" fo:margin-left="10.16cm"/>
        </style:list-level-properties>
      </text:list-level-style-bullet>
      <text:list-level-style-bullet text:level="9" loext:num-list-format="%9%"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text:start-value="4">
        <style:list-level-properties text:list-level-position-and-space-mode="label-alignment">
          <style:list-level-label-alignment text:label-followed-by="listtab" fo:text-indent="-0.847cm" fo:margin-left="1.27cm"/>
        </style:list-level-properties>
      </text:list-level-style-number>
      <text:list-level-style-number text:level="2" loext:num-list-format="%2%." style:num-suffix="." style:num-format="1" text:start-value="4">
        <style:list-level-properties text:list-level-position-and-space-mode="label-alignment">
          <style:list-level-label-alignment text:label-followed-by="listtab" fo:text-indent="-0.847cm" fo:margin-left="2.54cm"/>
        </style:list-level-properties>
      </text:list-level-style-number>
      <text:list-level-style-number text:level="3" loext:num-list-format="%3%." style:num-suffix="." style:num-format="1" text:start-value="4">
        <style:list-level-properties text:list-level-position-and-space-mode="label-alignment">
          <style:list-level-label-alignment text:label-followed-by="listtab" fo:text-indent="-0.847cm" fo:margin-left="3.81cm"/>
        </style:list-level-properties>
      </text:list-level-style-number>
      <text:list-level-style-number text:level="4" loext:num-list-format="%4%." style:num-suffix="." style:num-format="1" text:start-value="4">
        <style:list-level-properties text:list-level-position-and-space-mode="label-alignment">
          <style:list-level-label-alignment text:label-followed-by="listtab" fo:text-indent="-0.847cm" fo:margin-left="5.08cm"/>
        </style:list-level-properties>
      </text:list-level-style-number>
      <text:list-level-style-number text:level="5" loext:num-list-format="%5%." style:num-suffix="." style:num-format="1" text:start-value="4">
        <style:list-level-properties text:list-level-position-and-space-mode="label-alignment">
          <style:list-level-label-alignment text:label-followed-by="listtab" fo:text-indent="-0.847cm" fo:margin-left="6.35cm"/>
        </style:list-level-properties>
      </text:list-level-style-number>
      <text:list-level-style-number text:level="6" loext:num-list-format="%6%." style:num-suffix="." style:num-format="1" text:start-value="4">
        <style:list-level-properties text:list-level-position-and-space-mode="label-alignment">
          <style:list-level-label-alignment text:label-followed-by="listtab" fo:text-indent="-0.847cm" fo:margin-left="7.62cm"/>
        </style:list-level-properties>
      </text:list-level-style-number>
      <text:list-level-style-number text:level="7" loext:num-list-format="%7%." style:num-suffix="." style:num-format="1" text:start-value="4">
        <style:list-level-properties text:list-level-position-and-space-mode="label-alignment">
          <style:list-level-label-alignment text:label-followed-by="listtab" fo:text-indent="-0.847cm" fo:margin-left="8.89cm"/>
        </style:list-level-properties>
      </text:list-level-style-number>
      <text:list-level-style-number text:level="8" loext:num-list-format="%8%." style:num-suffix="." style:num-format="1" text:start-value="4">
        <style:list-level-properties text:list-level-position-and-space-mode="label-alignment">
          <style:list-level-label-alignment text:label-followed-by="listtab" fo:text-indent="-0.847cm" fo:margin-left="10.16cm"/>
        </style:list-level-properties>
      </text:list-level-style-number>
      <text:list-level-style-number text:level="9" loext:num-list-format="%9%." style:num-suffix="." style:num-format="1" text:start-value="4">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loext:num-list-format="%1%" text:bullet-char="•">
        <style:list-level-properties text:list-level-position-and-space-mode="label-alignment">
          <style:list-level-label-alignment text:label-followed-by="listtab" fo:text-indent="-0.847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847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847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847cm" fo:margin-left="5.08cm"/>
        </style:list-level-properties>
      </text:list-level-style-bullet>
      <text:list-level-style-bullet text:level="5" loext:num-list-format="%5%" text:bullet-char="•">
        <style:list-level-properties text:list-level-position-and-space-mode="label-alignment">
          <style:list-level-label-alignment text:label-followed-by="listtab" fo:text-indent="-0.847cm" fo:margin-left="6.35cm"/>
        </style:list-level-properties>
      </text:list-level-style-bullet>
      <text:list-level-style-bullet text:level="6" loext:num-list-format="%6%" text:bullet-char="–">
        <style:list-level-properties text:list-level-position-and-space-mode="label-alignment">
          <style:list-level-label-alignment text:label-followed-by="listtab" fo:text-indent="-0.847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847cm" fo:margin-left="8.89cm"/>
        </style:list-level-properties>
      </text:list-level-style-bullet>
      <text:list-level-style-bullet text:level="8" loext:num-list-format="%8%" text:bullet-char="–">
        <style:list-level-properties text:list-level-position-and-space-mode="label-alignment">
          <style:list-level-label-alignment text:label-followed-by="listtab" fo:text-indent="-0.847cm" fo:margin-left="10.16cm"/>
        </style:list-level-properties>
      </text:list-level-style-bullet>
      <text:list-level-style-bullet text:level="9" loext:num-list-format="%9%"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text:start-value="6">
        <style:list-level-properties text:list-level-position-and-space-mode="label-alignment">
          <style:list-level-label-alignment text:label-followed-by="listtab" fo:text-indent="-0.847cm" fo:margin-left="1.27cm"/>
        </style:list-level-properties>
      </text:list-level-style-number>
      <text:list-level-style-number text:level="2" loext:num-list-format="%2%." style:num-suffix="." style:num-format="1" text:start-value="6">
        <style:list-level-properties text:list-level-position-and-space-mode="label-alignment">
          <style:list-level-label-alignment text:label-followed-by="listtab" fo:text-indent="-0.847cm" fo:margin-left="2.54cm"/>
        </style:list-level-properties>
      </text:list-level-style-number>
      <text:list-level-style-number text:level="3" loext:num-list-format="%3%." style:num-suffix="." style:num-format="1" text:start-value="6">
        <style:list-level-properties text:list-level-position-and-space-mode="label-alignment">
          <style:list-level-label-alignment text:label-followed-by="listtab" fo:text-indent="-0.847cm" fo:margin-left="3.81cm"/>
        </style:list-level-properties>
      </text:list-level-style-number>
      <text:list-level-style-number text:level="4" loext:num-list-format="%4%." style:num-suffix="." style:num-format="1" text:start-value="6">
        <style:list-level-properties text:list-level-position-and-space-mode="label-alignment">
          <style:list-level-label-alignment text:label-followed-by="listtab" fo:text-indent="-0.847cm" fo:margin-left="5.08cm"/>
        </style:list-level-properties>
      </text:list-level-style-number>
      <text:list-level-style-number text:level="5" loext:num-list-format="%5%." style:num-suffix="." style:num-format="1" text:start-value="6">
        <style:list-level-properties text:list-level-position-and-space-mode="label-alignment">
          <style:list-level-label-alignment text:label-followed-by="listtab" fo:text-indent="-0.847cm" fo:margin-left="6.35cm"/>
        </style:list-level-properties>
      </text:list-level-style-number>
      <text:list-level-style-number text:level="6" loext:num-list-format="%6%." style:num-suffix="." style:num-format="1" text:start-value="6">
        <style:list-level-properties text:list-level-position-and-space-mode="label-alignment">
          <style:list-level-label-alignment text:label-followed-by="listtab" fo:text-indent="-0.847cm" fo:margin-left="7.62cm"/>
        </style:list-level-properties>
      </text:list-level-style-number>
      <text:list-level-style-number text:level="7" loext:num-list-format="%7%." style:num-suffix="." style:num-format="1" text:start-value="6">
        <style:list-level-properties text:list-level-position-and-space-mode="label-alignment">
          <style:list-level-label-alignment text:label-followed-by="listtab" fo:text-indent="-0.847cm" fo:margin-left="8.89cm"/>
        </style:list-level-properties>
      </text:list-level-style-number>
      <text:list-level-style-number text:level="8" loext:num-list-format="%8%." style:num-suffix="." style:num-format="1" text:start-value="6">
        <style:list-level-properties text:list-level-position-and-space-mode="label-alignment">
          <style:list-level-label-alignment text:label-followed-by="listtab" fo:text-indent="-0.847cm" fo:margin-left="10.16cm"/>
        </style:list-level-properties>
      </text:list-level-style-number>
      <text:list-level-style-number text:level="9" loext:num-list-format="%9%." style:num-suffix="." style:num-format="1" text:start-value="6">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text:bullet-char="•">
        <style:list-level-properties text:list-level-position-and-space-mode="label-alignment">
          <style:list-level-label-alignment text:label-followed-by="listtab" fo:text-indent="-0.847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847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847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847cm" fo:margin-left="5.08cm"/>
        </style:list-level-properties>
      </text:list-level-style-bullet>
      <text:list-level-style-bullet text:level="5" loext:num-list-format="%5%" text:bullet-char="•">
        <style:list-level-properties text:list-level-position-and-space-mode="label-alignment">
          <style:list-level-label-alignment text:label-followed-by="listtab" fo:text-indent="-0.847cm" fo:margin-left="6.35cm"/>
        </style:list-level-properties>
      </text:list-level-style-bullet>
      <text:list-level-style-bullet text:level="6" loext:num-list-format="%6%" text:bullet-char="–">
        <style:list-level-properties text:list-level-position-and-space-mode="label-alignment">
          <style:list-level-label-alignment text:label-followed-by="listtab" fo:text-indent="-0.847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847cm" fo:margin-left="8.89cm"/>
        </style:list-level-properties>
      </text:list-level-style-bullet>
      <text:list-level-style-bullet text:level="8" loext:num-list-format="%8%" text:bullet-char="–">
        <style:list-level-properties text:list-level-position-and-space-mode="label-alignment">
          <style:list-level-label-alignment text:label-followed-by="listtab" fo:text-indent="-0.847cm" fo:margin-left="10.16cm"/>
        </style:list-level-properties>
      </text:list-level-style-bullet>
      <text:list-level-style-bullet text:level="9" loext:num-list-format="%9%"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loext:num-list-format="%1%" text:bullet-char="•">
        <style:list-level-properties text:list-level-position-and-space-mode="label-alignment">
          <style:list-level-label-alignment text:label-followed-by="listtab" fo:text-indent="-0.847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847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847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847cm" fo:margin-left="5.08cm"/>
        </style:list-level-properties>
      </text:list-level-style-bullet>
      <text:list-level-style-bullet text:level="5" loext:num-list-format="%5%" text:bullet-char="•">
        <style:list-level-properties text:list-level-position-and-space-mode="label-alignment">
          <style:list-level-label-alignment text:label-followed-by="listtab" fo:text-indent="-0.847cm" fo:margin-left="6.35cm"/>
        </style:list-level-properties>
      </text:list-level-style-bullet>
      <text:list-level-style-bullet text:level="6" loext:num-list-format="%6%" text:bullet-char="–">
        <style:list-level-properties text:list-level-position-and-space-mode="label-alignment">
          <style:list-level-label-alignment text:label-followed-by="listtab" fo:text-indent="-0.847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847cm" fo:margin-left="8.89cm"/>
        </style:list-level-properties>
      </text:list-level-style-bullet>
      <text:list-level-style-bullet text:level="8" loext:num-list-format="%8%" text:bullet-char="–">
        <style:list-level-properties text:list-level-position-and-space-mode="label-alignment">
          <style:list-level-label-alignment text:label-followed-by="listtab" fo:text-indent="-0.847cm" fo:margin-left="10.16cm"/>
        </style:list-level-properties>
      </text:list-level-style-bullet>
      <text:list-level-style-bullet text:level="9" loext:num-list-format="%9%"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loext:num-list-format="%1%" text:bullet-char="•">
        <style:list-level-properties text:list-level-position-and-space-mode="label-alignment">
          <style:list-level-label-alignment text:label-followed-by="listtab" fo:text-indent="-0.847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847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847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847cm" fo:margin-left="5.08cm"/>
        </style:list-level-properties>
      </text:list-level-style-bullet>
      <text:list-level-style-bullet text:level="5" loext:num-list-format="%5%" text:bullet-char="•">
        <style:list-level-properties text:list-level-position-and-space-mode="label-alignment">
          <style:list-level-label-alignment text:label-followed-by="listtab" fo:text-indent="-0.847cm" fo:margin-left="6.35cm"/>
        </style:list-level-properties>
      </text:list-level-style-bullet>
      <text:list-level-style-bullet text:level="6" loext:num-list-format="%6%" text:bullet-char="–">
        <style:list-level-properties text:list-level-position-and-space-mode="label-alignment">
          <style:list-level-label-alignment text:label-followed-by="listtab" fo:text-indent="-0.847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847cm" fo:margin-left="8.89cm"/>
        </style:list-level-properties>
      </text:list-level-style-bullet>
      <text:list-level-style-bullet text:level="8" loext:num-list-format="%8%" text:bullet-char="–">
        <style:list-level-properties text:list-level-position-and-space-mode="label-alignment">
          <style:list-level-label-alignment text:label-followed-by="listtab" fo:text-indent="-0.847cm" fo:margin-left="10.16cm"/>
        </style:list-level-properties>
      </text:list-level-style-bullet>
      <text:list-level-style-bullet text:level="9" loext:num-list-format="%9%"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tatistical inference using weights and survey design – a practical guide with UKDS <office:annotation office:name="0" loext:resolved="false"><dc:creator>Jennifer Buckley</dc:creator><dc:date>2023-04-19T13:46:00</dc:date><meta:creator-initials>JB</meta:creator-initials><text:p>Overall comments. </text:p><text:p/><text:p>Thanks very much for looking at this in detail. </text:p><text:p/><text:p>I am on board with the emphasis on paying attention to survey design (even if in theory rather than practice). </text:p><text:p/><text:p>I have highlighted sections where I think there is the biggest change in terms of advice. And left some comments on specific bits. </text:p><text:p/><text:p>In terms of a document for users, I think it would be possible to simplify the structure of the document and cut-out some repetition. I don't want to interfere too much, but happy to share thoughts on this if wanted.</text:p><text:p/><text:p>As I said before we also need to tie it in with other resources. So I think there is still some thought to do on this. But let's all have a chat first.</text:p><text:p/><text:p>I feel the advice for SPSS users is underdeveloped. </text:p><text:p/><text:p>I changed some typos with track changes - is that useful to you as you are writing in Markdown? </text:p></office:annotation>surveys<office:annotation-end office:name="0"/></text:p>
      <text:p text:style-name="Author">Pierre Walthéry</text:p>
      <text:p text:style-name="Date">18 April 2023</text:p>
      <text:h text:style-name="Heading_20_1" text:outline-level="1"><text:bookmark-start text:name="introduction"/>Introduction</text:h>
      <text:p text:style-name="First_20_Paragraph">This note aims at providing users of UK Data Service social surveys with <text:span text:style-name="T8">practical </text:span>guidelines for statistical inference using weights and survey design variables. It focuses on a limited number of practical procedures and does not discuss the theoretical underpinnings of survey design, sampling or estimation with weighted survey data. The content is based on technical documents by data producers such as the Office for Na<office:annotation office:name="1" loext:resolved="false"><dc:creator>Jennifer Buckley</dc:creator><dc:date>2023-04-19T11:56:00</dc:date><meta:creator-initials>JB</meta:creator-initials><text:p>BSA</text:p></office:annotation>tional Statistics as well as the relevant statistical literature. Examples are currently drawn from the Labour Force Survey and Family Expenditure Seurveys and will be gradually be <office:annotation-end office:name="1"/>expanded. A list of essential references is provided in the bibliography.</text:p>
      <text:h text:style-name="P13" text:outline-level="2">Starting point<text:bookmark-start text:name="key-notions"/></text:h>
      <text:p text:style-name="P12"><text:span text:style-name="Default_20_Paragraph_20_Font"><text:span text:style-name="T3">Social surveys enable researchers and analysts to learn about the characteristics of human populations ie and better understand what people think, their economic circumstances. <text:s/>This is achieved by conducting s</text:span></text:span><text:span text:style-name="Default_20_Paragraph_20_Font"><text:span text:style-name="T1">tatistical inference, </text:span></text:span>the process through which unknown characteristics (sometimes called <text:span text:style-name="Default_20_Paragraph_20_Font"><text:span text:style-name="T5">parameters</text:span></text:span> ) of ‘large’ populations are estimated from small<text:span text:style-name="T8">er</text:span> samples that are drawn from them <text:span text:style-name="T8">in surveys. </text:span><text:span text:style-name="Default_20_Paragraph_20_Font"><text:span text:style-name="T4">Finding out about the population of interest via parameter estimation usually consist in computing two pieces of information: on the one hand a measure of the likely value of interest also known as point estimate, as well as an indication of its uncertainty or precision. </text:span></text:span></text:p>
      <text:p text:style-name="P12"><text:s/><text:span text:style-name="T8">When certain conditions are met, such as sample members being randomly selected and sample size being large enough, surveys </text:span><text:span text:style-name="T9">and the parameters inferred from them </text:span><text:span text:style-name="T8">are said to be representative of the corresponding population. However, i</text:span>n part as a result of design decision<text:span text:style-name="T8">s</text:span>, in part – and increasingly so – due to non response , real-life social surveys present some degree of bias, <text:span text:style-name="T8">which need to be corrected for. In practice this is achieved </text:span>by <text:span text:style-name="T8">using </text:span>weight<text:span text:style-name="T8">s </text:span>and accounting for the survey design when <text:span text:style-name="T8">computing estimates. </text:span><text:span text:style-name="Default_20_Paragraph_20_Font"><text:span text:style-name="T4">Estimating these quantities is affecting by whether and howweights and survey design information is accounted for.</text:span></text:span></text:p>
      <text:p text:style-name="P4"><text:span text:style-name="Default_20_Paragraph_20_Font"><text:span text:style-name="T1">Weights</text:span></text:span> are a special type of numeric variables <text:span text:style-name="T8">included in </text:span>survey datasets. They <text:span text:style-name="T8">are </text:span>designed to correct for bias in the representativeness of the sample. They are usually made <text:soft-page-break/>of at least two components: <text:span text:style-name="T9">a </text:span><text:span text:style-name="Default_20_Paragraph_20_Font"><text:span text:style-name="T5">design </text:span></text:span><text:span text:style-name="Default_20_Paragraph_20_Font"><text:span text:style-name="T6">component </text:span></text:span>that account for issues of unequal probability of selection <text:span text:style-name="T8">of sample members </text:span>resulting from survey design; <text:span text:style-name="Default_20_Paragraph_20_Font"><text:span text:style-name="T5">non-response </text:span></text:span><text:span text:style-name="Default_20_Paragraph_20_Font"><text:span text:style-name="T6">component</text:span></text:span>, correcting for <text:span text:style-name="T8">known <text:s/></text:span>lower propensity to take part to surveys among certain categories of respondents. <text:span text:style-name="T8">S</text:span>urvey weights <text:span text:style-name="T8">may also be </text:span>rescaled <text:span text:style-name="T8">so </text:span>that they can be used to gross up sample counts to population totals thus becoming <text:span text:style-name="Default_20_Paragraph_20_Font"><text:span text:style-name="T5">grossing weights</text:span></text:span>. In that sense the weights attached to observations are an indication of the number of units these observation ‘represent’ in the population. <office:annotation office:name="3" loext:resolved="false"><dc:creator>Jennifer Buckley</dc:creator><dc:date>2023-04-19T11:39:00</dc:date><meta:creator-initials>JB</meta:creator-initials><text:p>This sentence needs to made clearer</text:p></office:annotation>Computation <text:span text:style-name="T8">of weights </text:span>rely on calibration algorithms that optimise the conditional distribution of the weighting variables given the sample size (for example the conditional distribution of <text:span text:style-name="T8">people by </text:span>age, gender and economic status).<office:annotation-end office:name="3"/></text:p>
      <text:p text:style-name="P6"><text:span text:style-name="Default_20_Paragraph_20_Font"><text:span text:style-name="T2">Survey design </text:span></text:span><text:s/></text:p>
      <text:p text:style-name="P6"><text:span text:style-name="T9">Contrarily to what one may think, collecting data at random, especially data about people is a complex endeavour. </text:span><text:span text:style-name="T8">M</text:span><office:annotation office:name="2" loext:resolved="false"><dc:creator>Jennifer Buckley</dc:creator><dc:date>2023-04-19T11:40:00</dc:date><meta:creator-initials>JB</meta:creator-initials><text:p>This could perhaps be headed as survey design </text:p></office:annotation>ost UK social surveys rely on sampling techniques such as multi-stage clustering <text:span text:style-name="T9">and stratification</text:span>, <text:span text:style-name="T9">alongside </text:span>sampling proportional to size in order to strike a compromise between <text:span text:style-name="T9">tackling </text:span>non response <text:span text:style-name="T9">and</text:span> unequal probability of selection and/or improve representation of hard to reach groups and limiti<text:span text:style-name="T9">ng costs</text:span>. <text:s/>.<office:annotation-end office:name="2"/> </text:p>
      <text:p text:style-name="P6">typically consist of variables identifying the strata and/or clusters, especially the Primary Sampling Units (PSU) used during the sampling process. Used in conjunction with weights, they enable researchers to <text:s/><text:span text:style-name="T9">produce more accurate estimates</text:span>. Typically, clustered surveys present lower precision than non clustered ones, and conversely statrified surveys are more precise than non stratified ones. <text:s/><text:span text:style-name="T8">Although the idea of drawing people at random is conceptually simple, it is usually more complex in practice. </text:span></text:p>
      <text:h text:style-name="Heading_20_1" text:outline-level="1"><text:bookmark-start text:name="X2daea58b800d803cbd0da6579cab15ecb89a4fe"/><text:bookmark-end text:name="introduction"/><text:bookmark-end text:name="key-notions"/>1. The problem: infe<text:span text:style-name="T9">r</text:span>ring things with survey data</text:h>
      <text:p text:style-name="First_20_Paragraph">It is usually considered that in order to produce ‘good’ statistical estimates from survey data, including as much of the survey design information as possible alongside non response and sampling weights is required. ‘Good’ estimates need to be at the same time ‘representative’ – reflect the characteristic of interest in the population, but also reasonably precise in order for the inference to be meaningful.</text:p>
      <text:p text:style-name="Body_20_Text">This can prove challenging to some researchers as the information required is not always available and may be costly and/or time-consuming to acquire, the statistical techniques are not always widely documented, and their implementation in statistical software may not always be clear. At the same time, inference from survey data that relies on the sole usage of weights is common. , with seemingly little consideration of the methodological implications involved, and sometimes wrong results.</text:p>
      <text:p text:style-name="Body_20_Text">Using weights and accounting for sample design when making inferences about a population raise complex issues for which in most cases no ideal solution exist, and trade-<text:soft-page-break/>offs have to be made by researchers. Factors such as the sensitivity of the analysis, the size of the group studied and the statistical techniques used, the type of license of the dataset held, the capabilities of the statistical software, as well as the sample design and the kind of weights provided should be taken into consideration.</text:p>
      <text:p text:style-name="Body_20_Text">Let us consider these briefly:</text:p>
      <text:list text:style-name="L1">
        <text:list-item>
          <text:p text:style-name="P14">The variability (and therefore the degree of precision with which they can be estimated) of point estimates is contingent on survey weights and survey design. The extent to which the latter departs from simple random sampling affects both the representativeness and the precision of characteristics measured in a sample. As a result, knowledge of and ability to use survey design variables is important. Not having the information available may lead to under- or over estimation of the precision of estimates, and therefore biased conclusions.</text:p>
        </text:list-item>
        <text:list-item>
          <text:p text:style-name="P14">Reflecting on the <text:span text:style-name="Default_20_Paragraph_20_Font"><text:span text:style-name="T1">scope</text:span></text:span> of the intended analysis will help researchers decide how important it is to strive to use the most accurate estimation technique available or instead to settle for one that is ‘good enough’. Not all analyses necessarily require the highest degree of precision. This imperative could best be seen as lying on a continuum ranging from ‘playing with the data’ to producing numbers that will be subject to public scrutiny, or when policy decisions will be made based upon them. The latter usage require such a degree of precision – for example when publishing official population numbers or writing a research article, other less so – for instance when exploring data or preparing examples for teaching. In the latter cases, users may simply need to get a rough idea of a population figure or the interval within which it may lie.</text:p>
        </text:list-item>
        <text:list-item>
          <text:p text:style-name="P14"><office:annotation office:name="4" loext:resolved="false"><dc:creator>Jennifer Buckley</dc:creator><dc:date>2023-04-19T11:55:00</dc:date><meta:creator-initials>JB</meta:creator-initials><text:p>I don't think this is needed</text:p></office:annotation><text:span text:style-name="Default_20_Paragraph_20_Font"><text:span text:style-name="T1">Point estimates vs confidence intervals</text:span></text:span> It can be tempting to consider that the main goal of statistical inference consists in identifying the representative point estimate of a quantity of interest such as the ‘mean weight of adult males’, the ‘median poverty rate’, or the value of some regression coefficient in a multivariate study. This is potentially misleading as point estimates can be at the same time representative and very imprecise. It could even be argued that focusing on a single value when conducting estimation of population characteristics wrongly entertains the idea that indeed a unique, true value exists for the population of interest. This can lead to users to disproportionately focus on weighting point estimates and less so on their precision thus also overlooking factors that impact it - chiefly survey design. It is in fact more useful to think of them as a single reality: the range of values we think a parameter of interest can take in the population, with a certain degree of confidence.<office:annotation-end office:name="4"/></text:p>
        </text:list-item>
        <text:list-item>
          <text:p text:style-name="P14"><office:annotation office:name="8" loext:resolved="false"><dc:creator>Jennifer Buckley</dc:creator><dc:date>2023-04-19T12:06:00</dc:date><meta:creator-initials>JB</meta:creator-initials><text:p>This does not fully describe all situations i.e. Sometimes there is only an EUL version <text:s/>- so users cannot apply for secure access. Sometimes survey design variables are included in EUL datasets - I think this should be reworded to make it clear. </text:p></office:annotation>Most UKDS data are available under <text:span text:style-name="Default_20_Paragraph_20_Font"><text:span text:style-name="T1">End User License</text:span></text:span>.. For many studies including key ones such as the Labour Force Survey, only users granted access to the data via <office:annotation office:name="6" loext:resolved="false"><dc:creator>Jennifer Buckley</dc:creator><dc:date>2023-04-19T11:59:00</dc:date><meta:creator-initials>JB</meta:creator-initials><text:p>Also Secure Lab is SecureLab</text:p></office:annotation><office:annotation office:name="5" loext:resolved="false"><dc:creator>Jennifer Buckley</dc:creator><dc:date>2023-04-19T11:59:00</dc:date><meta:creator-initials>JB</meta:creator-initials><text:p>A total aside but worth getting right...This should probably be Secure Access, which is not quite the same as SecureLab. It was the case the FRS was available with Secure Access but not available in the SecureLab (that only changed because of COVID)</text:p></office:annotation>SecureLab can <office:annotation-end office:name="5"/><office:annotation-end office:name="6"/>use these variables. As applying to Secure Lab access is a lengthy process – it can <office:annotation office:name="7" loext:resolved="false"><dc:creator>Jennifer Buckley</dc:creator><dc:date>2023-04-19T12:00:00</dc:date><meta:creator-initials>JB</meta:creator-initials><text:p>Not sure we should include a time estimate</text:p></office:annotation>take up to 6 months in total<office:annotation-end office:name="7"/>, it not practically feasible for all researchers, in particular those outside academia or large organisations. The <text:soft-page-break/>consequence is that for some, there will inevitably be a ceiling in the level of precision of the estimates they will be able to compute.<office:annotation-end office:name="8"/></text:p>
        </text:list-item>
        <text:list-item>
          <text:p text:style-name="P14">Common statistical software (ie R,SPSS, Stata) have functions for both performing analyses with weights as well as specific procedures for survey design informed analysis, such as the R <text:span text:style-name="Default_20_Paragraph_20_Font"><text:span text:style-name="T5">Survey</text:span></text:span> package, the IBM SPSS <text:span text:style-name="Default_20_Paragraph_20_Font"><text:span text:style-name="T5">Complex Survey</text:span></text:span> add-on and Stata’s <text:span text:style-name="Default_20_Paragraph_20_Font"><text:span text:style-name="T5">svy:</text:span></text:span> set of commands. </text:p>
        </text:list-item>
        <text:list-item>
          <text:p text:style-name="P14"><office:annotation office:name="9" loext:resolved="false"><dc:creator>Jennifer Buckley</dc:creator><dc:date>2023-04-19T12:33:00</dc:date><meta:creator-initials>JB</meta:creator-initials><text:p>A very long and I am tempted to say not very constructive sentence. </text:p><text:p/><text:p>I wonder if it should simply focus on the problems of standard procedures for weighting (or casual weighting as you call it). </text:p><text:p>E.g. </text:p><text:p/><text:p/><text:p><text:span text:style-name="T1">Applying weights is important for getting unbiased estimates. But simply applying a weight without accounting for survey design means that estimates are produced under the implicit assumption that the data comes from a simple random sample. Standard weighting procedures can also introduce others issues, for instance when a weight is applied using the standard procedure in SPSS, the software calculates statistics such as standard errors using the weighted sample size - a feature that is especially problematic when surveys gross to population totals. </text:span></text:p></office:annotation>This is because weighting can be used in other contexts than statistical inference and can be potentially confusing, especially for non advanced users who might be tempted to simply use casual weighting without giving too much thought to the assumptions about survey design under which such estimates are produced (namely simple random sampling), as they are left implicit by the software. <office:annotation-end office:name="9"/>There are also cases where results can be wrong: for instance, the standard weighting command of SPSS (without the Survey add-on) returns wrong values for standard errors and statistical tests of casually weighted survey data, as they are calculated with weighted rather than sample totals.</text:p>
        </text:list-item>
        <text:list-item>
          <text:p text:style-name="P14">The <text:span text:style-name="Default_20_Paragraph_20_Font"><text:span text:style-name="T1">degree of complexity of the analysis</text:span></text:span> namely whether estimation involving small numbers of observations is required and/or whether parameters for subgroups of the population (also known as domains) need estimating. Here again this can be seen as lying on a continuum ranging from producing simple univariate descriptive estimates for the population as a whole to more complex estimation of small groups characteristics and/or multivariate analysis. The former is conceptually and practically more straightforward than the latter and in some cases, the estimate of interest may already exist. In others the data producers may have published design factors ie numbers allowing to adjust the precision of estimates produced without survey design variables.</text:p>
        </text:list-item>
      </text:list>
      <text:h text:style-name="Heading_20_1" text:outline-level="1"><text:bookmark-start text:name="X7027957fc3f90e50f0d5ebf7427cf431b7b8c2d"/><text:bookmark-end text:name="X2daea58b800d803cbd0da6579cab15ecb89a4fe"/>2. What to do? Practical recommendations for statistical inference with survey data</text:h>
      <text:p text:style-name="First_20_Paragraph">Although the gold standard of parameter estimation with social surveys relies on using both weights and survey design variables, it is not always possible for the reasons just highlighted. The section below provides a series of practical recommendations for robust estimation taking into account the research context in which it is taking place, starting with the degree of sensitivity of the analysis. <text:span text:style-name="Default_20_Paragraph_20_Font"><text:span text:style-name="T1">It is important that it is not recommended to carry out any statistical inference from social surveys without applying weights.</text:span></text:span></text:p>
      <text:h text:style-name="Heading_20_2" text:outline-level="2"><text:bookmark-start text:name="medium-to-high-sensitivity-analysis"/>2.1 Medium to high sensitivity analysis</text:h>
      <text:p text:style-name="First_20_Paragraph">These are cases when knowing about the uncertainty of our estimates is required, and therefore inference goes beyond simply getting an idea about the value of some point estimates. Most of the time survey researchers or data analysts are interested in or <text:soft-page-break/>required to provide an indication of the degree of precision of their point estimate. This is usually achieved by computing confidence intervals and/or standard errors whose correct estimation depends on the information we hold about the survey design.</text:p>
      <text:list text:style-name="L2">
        <text:list-item text:start-value="1">
          <text:p text:style-name="P15">Two cases can arise: when the information about sample design is not available, and when it is. Sometimes survey design variables are included in datasets accessible under End User licence, more often than not, these can only be accessed in the Secure Data Lab, a process that can take up to 6 months. Information about how to apply for Secure Lab Access is available <text:a xlink:type="simple" xlink:href="https://ukdataservice.ac.uk/find-data/access-conditions/secure-application-requirements/apply-to-access-ons-data" office:target-frame-name="_top" xlink:show="replace" text:style-name="Internet_20_link" text:visited-style-name="Visited_20_Internet_20_Link"><text:span text:style-name="Hyperlink">here</text:span></text:a> on the UKDS website. When survey design characteristics such as strata, cluster, or primary sampling unit identifiers are not present, computation of estimates (produced with or without SDI commands) will wrongly rely on the assumption that the sample was obtained via random sampling. Depending on the design, this will lead to under- or over- estimate the variability and precision of estimates.</text:p>
        </text:list-item>
        <text:list-item>
          <text:p text:style-name="P15"><text:span text:style-name="Default_20_Paragraph_20_Font"><text:span text:style-name="T7">As a general rule, we recommend to use survey design informed (SDI) inference, that is to use survey design specific commands available in statistical software, irrespective of whether survey design information is available in the data</text:span></text:span>. <office:annotation office:name="10" loext:resolved="false"><dc:creator>Jennifer Buckley</dc:creator><dc:date>2023-04-19T12:33:00</dc:date><meta:creator-initials>JB</meta:creator-initials><text:p>What do you mean?</text:p></office:annotation>Some post processing of the result may be involved in the former case.<office:annotation-end office:name="10"/></text:p>
        </text:list-item>
        <text:list-item>
          <text:p text:style-name="P15">If the survey design information is present a typical workflow involves (examples are provided in Section 3):</text:p>
        </text:list-item>
      </text:list>
      <text:list text:style-name="L3">
        <text:list-item>
          <text:p text:style-name="P7">Finding out about the survey design and identify the relevant weights and survey design variables in the data documentation;</text:p>
        </text:list-item>
        <text:list-item>
          <text:p text:style-name="P7">Declaring the survey design using software-specific commands</text:p>
        </text:list-item>
        <text:list-item>
          <text:p text:style-name="P7">Producing the estimates of interest, using survey design specific estimation commands available</text:p>
        </text:list-item>
        <text:list-item>
          <text:p text:style-name="P7">Documenting the confidence interval for the estimate of interest or alternatively the point estimates <text:span text:style-name="Default_20_Paragraph_20_Font"><text:span text:style-name="T5">and</text:span></text:span> its standard error.</text:p>
        </text:list-item>
        <text:list-item>
          <text:p text:style-name="P7">If required, provide a brief discussion of the possible source of bias of the results (specifically under/over estimation of the uncertainty of the estimates)</text:p>
        </text:list-item>
      </text:list>
      <text:list text:style-name="L4">
        <text:list-item text:start-value="4">
          <text:p text:style-name="P16">If the survey design information is not available, in case of simple population characteristics, the estimate of interest may already have been published by the data producer, in which case they may be directly quoted instead of computed from data.</text:p>
        </text:list-item>
        <text:list-item>
          <text:p text:style-name="P16">If not, then an alternative workflow could consist of;</text:p>
        </text:list-item>
      </text:list>
      <text:list text:style-name="L5">
        <text:list-item>
          <text:p text:style-name="P17">Finding out about the survey design in the data documentation and identify the weights variable ;</text:p>
        </text:list-item>
        <text:list-item>
          <text:p text:style-name="P17">Declaring the survey design as simple random sampling using software-specific commands</text:p>
        </text:list-item>
        <text:list-item>
          <text:p text:style-name="P17">Producing the estimates of interest, using survey design specific estimation commands available</text:p>
        </text:list-item>
        <text:list-item>
          <text:p text:style-name="P17"><text:soft-page-break/>Research whether the data producer has published design factor that could be applied to the produced standards errors (for example design factors computed for the same population at another point in time). A design factor is a number by which to multiply standard errors estimated under the assumption of simple random sampling, that will adjust it for survey design characteristics.</text:p>
        </text:list-item>
        <text:list-item>
          <text:p text:style-name="P17">Documenting the resulting confidence interval for the estimate of interest or alternatively the point estimates <text:span text:style-name="Default_20_Paragraph_20_Font"><text:span text:style-name="T5">and</text:span></text:span> its standard error.</text:p>
        </text:list-item>
        <text:list-item>
          <text:p text:style-name="P17">If no design factors are available for the estimates of interest, state the likely bias they may suffer from ie over estimation in case of cluster sample, under estimation in case of stratified sample, usually available from the survey documentation. The wider the initial confidence interval (ie computed under SRS assumptions) the larger the likely bias. Or from another perspective, the smaller the (sub)sample, the larger the likely bias.</text:p>
        </text:list-item>
      </text:list>
      <text:list text:style-name="L6">
        <text:list-item text:start-value="6">
          <text:p text:style-name="P8">Computing SDI estimates for subpopulations (also known as ‘domains’) rather than for the population as a whole requires extra precautions. This is the case for example when we are interested in the mean age by employment status, or some other categories, or alternatively, in analyses restricted to a subset of the population (for example those in employment). The key differences is that when computing domain estimates we are in fact producing estimates about a group of the population whose size we also need to estimate. This requires ensuring that the whole distribution of weights in the sample is taken into account, not just the weight values for the groups we are interested in. Failure to do so might result in computing <office:annotation office:name="11" loext:resolved="false"><dc:creator>Jennifer Buckley</dc:creator><dc:date>2023-04-19T12:39:00</dc:date><meta:creator-initials>JB</meta:creator-initials><text:p>Can you clarify what kind values i.e. incorrect point estimates and standard errors etc. </text:p></office:annotation>incorrect values<office:annotation-end office:name="11"/>. SDI commands in statistical software are designed to tackle this potential issue.</text:p>
        </text:list-item>
      </text:list>
      <text:h text:style-name="Heading_20_2" text:outline-level="2"><text:bookmark-start text:name="lower-sensitivity-analysis"/><text:bookmark-end text:name="medium-to-high-sensitivity-analysis"/>2.2 Lower sensitivity analysis</text:h>
      <text:p text:style-name="First_20_Paragraph">We do not recommend using casual weighting for inferential analysis, but there are circumstances where this will be the only option open to users. There are also cases when users are not interested in knowing about the uncertainty of their estimates (ie their confidence interval, standard errors of point estimates, or conduct statistical testing), for example because they are simply learning or teaching basic statistical concepts or how to use software.</text:p>
      <text:p text:style-name="Body_20_Text"><office:annotation office:name="12" loext:resolved="false"><dc:creator>Jennifer Buckley</dc:creator><dc:date>2023-04-19T12:42:00</dc:date><meta:creator-initials>JB</meta:creator-initials><text:p>This seems vague. As I understand it, point estimates shouldn't vary</text:p></office:annotation>In such cases, it can be acceptable to compute point estimates by adding weights to commands that accepts them, without using survey design-informed functions. Most of these will provide a good idea of the values of the point estimate in the population. <office:annotation-end office:name="12"/>By default however, some statistical software will also provide an estimate of standard errors or confidence intervals, which is likely to be misleading as they ‘silently’ assume simple random sampling, and in some cases will carry out computation with population (ie grossed) totals, resulting in the wrong values.</text:p>
      <text:h text:style-name="Heading_20_1" text:outline-level="1"><text:bookmark-start text:name="X357a39f6720de58dfeb5824d13259274f2fc1fd"/><text:bookmark-end text:name="X7027957fc3f90e50f0d5ebf7427cf431b7b8c2d"/><text:bookmark-end text:name="lower-sensitivity-analysis"/><text:soft-page-break/>3. Study-specific weighting and sample design information</text:h>
      <text:h text:style-name="Heading_20_2" text:outline-level="2"><text:bookmark-start text:name="british-social-attitudes-survey"/><office:annotation office:name="14" loext:resolved="false"><dc:creator>Jennifer Buckley</dc:creator><dc:date>2023-04-19T13:55:00</dc:date><meta:creator-initials>JB</meta:creator-initials><text:p>Is there any plan to indicate what the likely impact of the survey design would be?</text:p></office:annotation><office:annotation office:name="13" loext:resolved="false"><dc:creator>Jennifer Buckley</dc:creator><dc:date>2023-04-19T12:44:00</dc:date><meta:creator-initials>JB</meta:creator-initials><text:p>I am not sure what these sections are aiming to do</text:p></office:annotation>3.1 British Social Attitudes Survey</text:h>
      <text:p text:style-name="First_20_Paragraph">The BSA is a three stage stratified random survey, with postcode sectors, addresses and individuals as the units selected at each stage. Primary sampling units were furthermore stratified according to geographies (sub regions), population density, and proportion of owner-occupiers. Sampling rate was proportional to the size of postcode sectors (ie number of addresses). Some issues of the BSA such as the 2017 include survey design information. The 2017 issue included information about Primary Smapling Units (<text:span text:style-name="Verbatim_20_Char">Spoint</text:span>), strata (<text:span text:style-name="Verbatim_20_Char">StratID</text:span>). Weights are called <text:span text:style-name="Verbatim_20_Char">WtFactor</text:span>.</text:p>
      <text:h text:style-name="Heading_20_2" text:outline-level="2"><text:bookmark-start text:name="labour-force-survey"/><text:bookmark-end text:name="british-social-attitudes-survey"/>3.2 Labour Force Survey</text:h>
      <text:p text:style-name="First_20_Paragraph">The LFS is a geographically stratified random survey. For the main part Primary sampling units are addresses within postcode sectors, drawn from the Small Users Postcode Address File (PAF). The small users PAF is limited to addresses which receive, fewer than 50 items of post per day. In a small number of cases a second stage sampling occurs where several households exist at a given address. A clustering effect is also present to the extent that units of observations are individuals within households, and that some groups are clustered within these, typically ethnicity. LFS weights: - PWTxx – person level sampling weight; enables inferring population counts - IWTxx - Person-level sampling weight for income analysis (ie subsample of people in paid work) - PHHWTxx - Household-level sampling weight (for household-level analysis)</text:p>
      <text:h text:style-name="Heading_20_2" text:outline-level="2"><text:bookmark-start text:name="family-resources-survey"/><text:bookmark-end text:name="labour-force-survey"/>3.3 Family Resources Survey</text:h>
      <text:p text:style-name="First_20_Paragraph">The FRS is a stratified clustered random survey, with survey design differing slightly between countries of the UK. In great Britain, Primary sampling units are postcode sectors, drawn from the Small Users Postcode Address File (PAF). The small users PAF is limited to addresses which receive, fewer than 50 items of post per day. Before being selected, PSUs are stratified according to geography, proportion of household reference persons from higher social classes in the area, proportion of economically active respondents in the area, and proportion of economically active men who ware unemployed. In Northern Ireland, the sample is a systematic random sample of addresses.</text:p>
      <text:p text:style-name="Body_20_Text">FRS weights: GROSS4: person-level sampling weight; enables inferring population counts</text:p>
      <text:h text:style-name="Heading_20_1" text:outline-level="1"><text:bookmark-start text:name="software-notes"/><text:bookmark-end text:name="X357a39f6720de58dfeb5824d13259274f2fc1fd"/><text:bookmark-end text:name="family-resources-survey"/>4. Software notes<office:annotation-end office:name="13"/><office:annotation-end office:name="14"/></text:h>
      <text:h text:style-name="Heading_20_2" text:outline-level="2"><text:bookmark-start text:name="r"/>4.1 R</text:h>
      <text:p text:style-name="First_20_Paragraph">Being open source, R does not provide a centralised/unified sets of command to compute weighted estimates and accounting for sample design. The algorithms implementations of <text:soft-page-break/>statistical theory may vary between packages, but are usually provided in the package documentations. In practice, computing weighted point estimates is straightforward. The <text:span text:style-name="Default_20_Paragraph_20_Font"><text:span text:style-name="T5">Hmisc</text:span></text:span> package provides a number of useful functions allowing to do so. The <text:span text:style-name="Default_20_Paragraph_20_Font"><text:span text:style-name="T5">Survey</text:span></text:span> package provides a comprehensive set of function for computing point estimates and reliability from survey data. It is recommended to use this for other usages than casual weighting.</text:p>
      <text:h text:style-name="Heading_20_2" text:outline-level="2"><text:bookmark-start text:name="sas"/><text:bookmark-end text:name="r"/>4.2 SAS</text:h>
      <text:p text:style-name="First_20_Paragraph">TBC</text:p>
      <text:h text:style-name="Heading_20_2" text:outline-level="2"><text:bookmark-start text:name="spss"/><text:bookmark-end text:name="sas"/>4.3 SPSS</text:h>
      <text:p text:style-name="First_20_Paragraph">Standard editions of SPSS do not include support for survey design variables, and only <office:annotation office:name="15" loext:resolved="false"><dc:creator>Jennifer Buckley</dc:creator><dc:date>2023-04-19T12:46:00</dc:date><meta:creator-initials>JB</meta:creator-initials><text:p>This is quite vague</text:p></office:annotation>limited use of sampling weights<office:annotation-end office:name="15"/>. When using grossing weights – ie weight that have been designed to enable computing population totals from sample data – as is the case for instance with the Labour Force and Family Resources surveys, measures of dispersion and standard errors will not be adequately computer. <text:span text:style-name="Default_20_Paragraph_20_Font"><text:span text:style-name="T7">It is therefore not recommended to attempt using the base version of SPSS with survey data beyond estimating point estimates.</text:span></text:span> Significance test, and standard errors will not reflect the correct values. Users using SPSS with survey data should acquire the Premium Edition or the Complex Samples option of the <office:annotation office:name="16" loext:resolved="false"><dc:creator>Jennifer Buckley</dc:creator><dc:date>2023-04-19T12:52:00</dc:date><meta:creator-initials>JB</meta:creator-initials><text:p>There is not much info here on the complex samples add-on</text:p></office:annotation>software<office:annotation-end office:name="16"/>.</text:p>
      <text:h text:style-name="Heading_20_2" text:outline-level="2"><text:bookmark-start text:name="stata"/><text:bookmark-end text:name="spss"/>4.4 Stata</text:h>
      <text:p text:style-name="First_20_Paragraph">Stata provides comprehensive support for computing estimates from survey data. Users may either opt to add sampling weights to the standard estimation commands, or use survey-specific commands. The latter is recommended when knowledge of estimate precision is required. Stata provides a conceptual distinction between four types of weights: Frequency weights, Variance weights, Importance weights and Probability weights. These differences impact on the way standard errors are computed. In most cases, social survey weights from UKDS datasets should be treated as probability weights. A number off basic estimation commands, such as <text:span text:style-name="Default_20_Paragraph_20_Font"><text:span text:style-name="T5">summarise</text:span></text:span> do not allow probability weights. This is an explicit features of Stata, meant to nudge users of survey data to prioritise the survey commands.Using standalone weight specification (ie not using survey design functions). In Stata it consists in the weighting variable being specified between square brackets. Stata defines four kind of weights: frequency weights (<text:span text:style-name="Verbatim_20_Char">fweight</text:span>), analytical weights (<text:span text:style-name="Verbatim_20_Char">aweight</text:span>), importance weights (<text:span text:style-name="Verbatim_20_Char">iweight</text:span>) and probability weights (<text:span text:style-name="Verbatim_20_Char">pweight</text:span>). Technically speaking, only the latter (abbreviated as <text:span text:style-name="Verbatim_20_Char">pw</text:span> in most Stata commands) should be used with survey data. However, Stata does not allow using probability weights standalone with its main commands, for the reason highlighted above ie in order for users not overlook survey design issues in their data. Therefore, one has to specify instead the wrong frequency weights (<text:span text:style-name="Verbatim_20_Char">fw</text:span>) if one does not wish to use the survey design functions.</text:p>
      <text:h text:style-name="Heading_20_1" text:outline-level="1"><text:bookmark-start text:name="r-and-spss-examples"/><text:bookmark-end text:name="software-notes"/><text:bookmark-end text:name="stata"/><text:soft-page-break/>5. R and SPSS Examples</text:h>
      <text:h text:style-name="Heading_20_2" text:outline-level="2"><text:bookmark-start text:name="X3e3f0022850f5533c96aaf92b5779ebeed8cd0e"/>5.1 SDI Inference with design information using R</text:h>
      <text:p text:style-name="First_20_Paragraph"><text:span text:style-name="Default_20_Paragraph_20_Font"><text:span text:style-name="T5">Example 1 Estimating the proportion of people interested in politics using the 2017 British Social Attitudes Survey </text:span></text:span></text:p>
      <text:p text:style-name="Source_20_Code"><text:span text:style-name="FunctionTok">rm</text:span><text:span text:style-name="NormalTok">(</text:span><text:span text:style-name="AttributeTok">list=</text:span><text:span text:style-name="FunctionTok">ls</text:span><text:span text:style-name="NormalTok">())</text:span><text:line-break/><text:span text:style-name="FunctionTok">library</text:span><text:span text:style-name="NormalTok">(dplyr) </text:span><text:span text:style-name="DocumentationTok">### Data manipulation functions</text:span><text:line-break/><text:span text:style-name="FunctionTok">library</text:span><text:span text:style-name="NormalTok">(haven) </text:span><text:span text:style-name="DocumentationTok">### Importing stata/SPSS files</text:span><text:line-break/><text:span text:style-name="FunctionTok">library</text:span><text:span text:style-name="NormalTok">(Hmisc) </text:span><text:span text:style-name="DocumentationTok">### Extra statistical functions</text:span><text:line-break/><text:span text:style-name="FunctionTok">library</text:span><text:span text:style-name="NormalTok">(survey) </text:span><text:span text:style-name="DocumentationTok">### Survey design functions</text:span><text:line-break/><text:line-break/><text:span text:style-name="NormalTok">bsa17</text:span><text:span text:style-name="OtherTok">&lt;-</text:span><text:span text:style-name="FunctionTok">read_spss</text:span><text:span text:style-name="NormalTok">(</text:span><text:span text:style-name="StringTok">"Surveyskills/BSA/UKDA-8450-spss/spss/spss25/bsa2017_for_ukda.sav"</text:span><text:span text:style-name="NormalTok">)</text:span><text:line-break/><text:span text:style-name="FunctionTok">dim</text:span><text:span text:style-name="NormalTok">(bsa17)</text:span></text:p>
      <text:p text:style-name="Source_20_Code"><text:span text:style-name="Verbatim_20_Char">## [1] 3988 <text:s/>580</text:span></text:p>
      <text:p text:style-name="First_20_Paragraph">Once this is done we can specify the survey design: using <text:span text:style-name="Verbatim_20_Char">Spoint</text:span> as Primary Sampling Unit, <text:span text:style-name="Verbatim_20_Char">StratID</text:span> as strata, and <text:span text:style-name="Verbatim_20_Char">WtFactor</text:span> as weights. R does this by creating a <text:span text:style-name="Verbatim_20_Char">svydesign</text:span> object, ie a SDI version of the data, which will be used for subsequent estimation.</text:p>
      <text:p text:style-name="Source_20_Code"><text:span text:style-name="NormalTok">bsa17.s</text:span><text:span text:style-name="OtherTok">&lt;-</text:span><text:span text:style-name="FunctionTok">svydesign</text:span><text:span text:style-name="NormalTok">(</text:span><text:span text:style-name="AttributeTok">ids=</text:span><text:span text:style-name="SpecialCharTok">~</text:span><text:span text:style-name="NormalTok">Spoint, </text:span><text:span text:style-name="AttributeTok">strata=</text:span><text:span text:style-name="SpecialCharTok">~</text:span><text:span text:style-name="NormalTok">StratID, </text:span><text:span text:style-name="AttributeTok">weights=</text:span><text:span text:style-name="SpecialCharTok">~</text:span><text:span text:style-name="NormalTok">WtFactor,</text:span><text:span text:style-name="AttributeTok">data=</text:span><text:span text:style-name="NormalTok">bsa17)</text:span><text:line-break/><text:span text:style-name="FunctionTok">class</text:span><text:span text:style-name="NormalTok">(bsa17.s)</text:span></text:p>
      <text:p text:style-name="Source_20_Code"><text:span text:style-name="Verbatim_20_Char">## [1] "survey.design2" "survey.design"</text:span></text:p>
      <text:h text:style-name="Heading_20_3" text:outline-level="3"><text:bookmark-start text:name="mean-age-and-its-95-confidence-interval"/>Mean age and its 95% confidence interval</text:h>
      <text:p text:style-name="First_20_Paragraph">We can now produce a first set of estimates using this information and compare them with those we would have got without accounting for the survey design. We will compute the average (ie mean) age of respondents in the sample. We will need to use <text:span text:style-name="Verbatim_20_Char">svymean()</text:span></text:p>
      <text:p text:style-name="Source_20_Code"><text:span text:style-name="FunctionTok">svymean</text:span><text:span text:style-name="NormalTok">(</text:span><text:span text:style-name="SpecialCharTok">~</text:span><text:span text:style-name="NormalTok">RAgeE,bsa17.s)</text:span></text:p>
      <text:p text:style-name="Source_20_Code"><text:span text:style-name="Verbatim_20_Char">## <text:s text:c="8"/>mean <text:s text:c="4"/>SE</text:span><text:line-break/><text:span text:style-name="Verbatim_20_Char">## RAgeE 48.313 0.4236</text:span></text:p>
      <text:p text:style-name="First_20_Paragraph">By default <text:span text:style-name="Verbatim_20_Char">svymean()</text:span> computes the standard error of the mean. We need to<text:line-break/>embed it within <text:span text:style-name="Verbatim_20_Char">confint()</text:span> in order to get a confidence interval.</text:p>
      <text:p text:style-name="Source_20_Code"><text:span text:style-name="FunctionTok">confint</text:span><text:span text:style-name="NormalTok">(</text:span><text:span text:style-name="FunctionTok">svymean</text:span><text:span text:style-name="NormalTok">(</text:span><text:span text:style-name="SpecialCharTok">~</text:span><text:span text:style-name="NormalTok">RAgeE,bsa17.s)) </text:span><text:span text:style-name="DocumentationTok">### Just the confidence interval...</text:span></text:p>
      <text:p text:style-name="Source_20_Code"><text:span text:style-name="Verbatim_20_Char">## <text:s text:c="9"/>2.5 % <text:s/>97.5 %</text:span><text:line-break/><text:span text:style-name="Verbatim_20_Char">## RAgeE 47.48289 49.1433</text:span></text:p>
      <text:p text:style-name="Source_20_Code"><text:soft-page-break/><text:span text:style-name="FunctionTok">round</text:span><text:span text:style-name="NormalTok">(</text:span><text:line-break/><text:span text:style-name="NormalTok"> <text:s/></text:span><text:span text:style-name="FunctionTok">c</text:span><text:span text:style-name="NormalTok">(</text:span><text:line-break/><text:span text:style-name="NormalTok"> <text:s text:c="3"/></text:span><text:span text:style-name="FunctionTok">svymean</text:span><text:span text:style-name="NormalTok">(</text:span><text:span text:style-name="SpecialCharTok">~</text:span><text:span text:style-name="NormalTok">RAgeE,bsa17.s),</text:span><text:line-break/><text:span text:style-name="NormalTok"> <text:s text:c="3"/></text:span><text:span text:style-name="FunctionTok">confint</text:span><text:span text:style-name="NormalTok">(</text:span><text:span text:style-name="FunctionTok">svymean</text:span><text:span text:style-name="NormalTok">(</text:span><text:span text:style-name="SpecialCharTok">~</text:span><text:span text:style-name="NormalTok">RAgeE,bsa17.s))</text:span><text:line-break/><text:span text:style-name="NormalTok"> <text:s text:c="3"/>),</text:span><text:line-break/><text:span text:style-name="NormalTok"> <text:s/></text:span><text:span text:style-name="DecValTok">1</text:span><text:span text:style-name="NormalTok">)</text:span><text:span text:style-name="DocumentationTok">### Estimate and CI, rounded</text:span></text:p>
      <text:p text:style-name="Source_20_Code"><text:span text:style-name="Verbatim_20_Char">## RAgeE <text:s text:c="12"/></text:span><text:line-break/><text:span text:style-name="Verbatim_20_Char">## <text:s/>48.3 <text:s/>47.5 <text:s/>49.1</text:span></text:p>
      <text:h text:style-name="Heading_20_3" text:outline-level="3"><text:bookmark-start text:name="X3b3e6dffe2895ec3be1cc4cb44e7f82f0f93951"/><text:bookmark-end text:name="mean-age-and-its-95-confidence-interval"/>Computing a proportion and its 95% confidence interval</text:h>
      <text:p text:style-name="First_20_Paragraph">We can now similarly compute the distribution of a categorical variable in the population by estimating proportions (or percentages), for instance, the proportion of people who declare that they are interested in politics. This is the <text:span text:style-name="Verbatim_20_Char">Politics</text:span> variable in the BSA. It has five categories ranging from 1 ‘A great deal’ to 5- ‘Not at all’. We could recode 1 and 2 - <text:span text:style-name="Verbatim_20_Char">quite a lot</text:span> into ‘Significantly’, but since we are only interested in estimating the confidence intervals, we will select the relevant values ‘on the go’.</text:p>
      <text:p text:style-name="Source_20_Code"><text:span text:style-name="FunctionTok">attr</text:span><text:span text:style-name="NormalTok">(bsa17</text:span><text:span text:style-name="SpecialCharTok">$</text:span><text:span text:style-name="NormalTok">Politics,</text:span><text:span text:style-name="StringTok">"label"</text:span><text:span text:style-name="NormalTok">) <text:s text:c="4"/></text:span><text:span text:style-name="DocumentationTok">### Phrasing of the question</text:span></text:p>
      <text:p text:style-name="Source_20_Code"><text:span text:style-name="Verbatim_20_Char">## [1] "How much interest do you have in politics?"</text:span></text:p>
      <text:p text:style-name="Source_20_Code"><text:span text:style-name="FunctionTok">attr</text:span><text:span text:style-name="NormalTok">(bsa17</text:span><text:span text:style-name="SpecialCharTok">$</text:span><text:span text:style-name="NormalTok">Politics,</text:span><text:span text:style-name="StringTok">"labels"</text:span><text:span text:style-name="NormalTok">) <text:s text:c="4"/></text:span><text:span text:style-name="DocumentationTok">### Value labels</text:span></text:p>
      <text:p text:style-name="Source_20_Code"><text:span text:style-name="Verbatim_20_Char">## skip, version off route <text:s text:c="4"/>Item not applicable <text:s text:c="6"/>... a great deal, </text:span><text:line-break/><text:span text:style-name="Verbatim_20_Char">## <text:s text:c="21"/>-2 <text:s text:c="21"/>-1 <text:s text:c="22"/>1 </text:span><text:line-break/><text:span text:style-name="Verbatim_20_Char">## <text:s text:c="11"/>quite a lot, <text:s text:c="18"/>some, <text:s text:c="9"/>not very much, </text:span><text:line-break/><text:span text:style-name="Verbatim_20_Char">## <text:s text:c="22"/>2 <text:s text:c="22"/>3 <text:s text:c="22"/>4 </text:span><text:line-break/><text:span text:style-name="Verbatim_20_Char">## <text:s text:c="7"/>or, none at all? <text:s text:c="13"/>Don`t know <text:s text:c="16"/>Refusal </text:span><text:line-break/><text:span text:style-name="Verbatim_20_Char">## <text:s text:c="22"/>5 <text:s text:c="22"/>8 <text:s text:c="22"/>9</text:span></text:p>
      <text:p text:style-name="Source_20_Code"><text:span text:style-name="FunctionTok">table</text:span><text:span text:style-name="NormalTok">(</text:span><text:span text:style-name="FunctionTok">as_factor</text:span><text:span text:style-name="NormalTok">(bsa17</text:span><text:span text:style-name="SpecialCharTok">$</text:span><text:span text:style-name="NormalTok">Politics)) </text:span><text:span text:style-name="DocumentationTok">### Sample distribution</text:span></text:p>
      <text:p text:style-name="Source_20_Code"><text:span text:style-name="Verbatim_20_Char">## </text:span><text:line-break/><text:span text:style-name="Verbatim_20_Char">## skip, version off route <text:s text:c="4"/>Item not applicable <text:s text:c="6"/>... a great deal, </text:span><text:line-break/><text:span text:style-name="Verbatim_20_Char">## <text:s text:c="22"/>0 <text:s text:c="22"/>0 <text:s text:c="20"/>739 </text:span><text:line-break/><text:span text:style-name="Verbatim_20_Char">## <text:s text:c="11"/>quite a lot, <text:s text:c="18"/>some, <text:s text:c="9"/>not very much, </text:span><text:line-break/><text:span text:style-name="Verbatim_20_Char">## <text:s text:c="20"/>982 <text:s text:c="19"/>1179 <text:s text:c="20"/>708 </text:span><text:line-break/><text:span text:style-name="Verbatim_20_Char">## <text:s text:c="7"/>or, none at all? <text:s text:c="13"/>Don`t know <text:s text:c="16"/>Refusal </text:span><text:line-break/><text:span text:style-name="Verbatim_20_Char">## <text:s text:c="20"/>379 <text:s text:c="22"/>1 <text:s text:c="22"/>0</text:span></text:p>
      <text:p text:style-name="First_20_Paragraph"><text:span text:style-name="Default_20_Paragraph_20_Font"><text:span text:style-name="T1">Note</text:span></text:span>: Changes in a data frame are not automatically transferred into <text:span text:style-name="Verbatim_20_Char">svydesign</text:span> objects used for inferences. We therefore need to recreate it each time we create or recode a variable.</text:p>
      <text:p text:style-name="Source_20_Code"><text:span text:style-name="FunctionTok">round</text:span><text:span text:style-name="NormalTok">(</text:span><text:span text:style-name="DecValTok">100</text:span><text:span text:style-name="SpecialCharTok">*</text:span><text:span text:style-name="FunctionTok">prop.table</text:span><text:span text:style-name="NormalTok">(</text:span><text:span text:style-name="FunctionTok">svytable</text:span><text:span text:style-name="NormalTok">(</text:span><text:span text:style-name="SpecialCharTok">~</text:span><text:span text:style-name="NormalTok">(Politics</text:span><text:span text:style-name="SpecialCharTok">==</text:span><text:span text:style-name="DecValTok">1</text:span><text:span text:style-name="NormalTok"> </text:span><text:span text:style-name="SpecialCharTok">|</text:span><text:span text:style-name="NormalTok"> Politics</text:span><text:span text:style-name="SpecialCharTok">==</text:span><text:span text:style-name="DecValTok">2</text:span><text:span text:style-name="NormalTok">),bsa17.s)),</text:span><text:span text:style-name="DecValTok">1</text:span><text:span text:style-name="NormalTok">)</text:span></text:p>
      <text:p text:style-name="Source_20_Code"><text:soft-page-break/><text:span text:style-name="Verbatim_20_Char">## Politics == 1 | Politics == 2</text:span><text:line-break/><text:span text:style-name="Verbatim_20_Char">## FALSE <text:s/>TRUE </text:span><text:line-break/><text:span text:style-name="Verbatim_20_Char">## <text:s text:c="3"/>57 <text:s text:c="3"/>43</text:span></text:p>
      <text:p text:style-name="First_20_Paragraph">Let us now compute the confidence intervals for these proportions. Traditional statistical software compute these without giving us an idea of the underlying computations going on. Doing this in R requires more coding, but also a better understanding of what is actually estimated.</text:p>
      <text:p text:style-name="Body_20_Text">Confidence intervals for proportions of categorical variables are usually computed as a sequence of binomial/dichotomic estimations – ie one for each category. In R this needs to be specified explicitly via the <text:span text:style-name="Verbatim_20_Char">svyciprop()</text:span> and <text:span text:style-name="Verbatim_20_Char">I()</text:span> functions. The former actually computes the proportion and its confidence interval (by default 95%), whereas the latter allows us to define the category we are focusing on.</text:p>
      <text:p text:style-name="Source_20_Code"><text:span text:style-name="FunctionTok">svyciprop</text:span><text:span text:style-name="NormalTok">(</text:span><text:span text:style-name="SpecialCharTok">~</text:span><text:span text:style-name="FunctionTok">I</text:span><text:span text:style-name="NormalTok">(Politics</text:span><text:span text:style-name="SpecialCharTok">==</text:span><text:span text:style-name="DecValTok">1</text:span><text:span text:style-name="NormalTok"> </text:span><text:span text:style-name="SpecialCharTok">|</text:span><text:span text:style-name="NormalTok"> Politics</text:span><text:span text:style-name="SpecialCharTok">==</text:span><text:span text:style-name="DecValTok">2</text:span><text:span text:style-name="NormalTok">),bsa17.s)</text:span></text:p>
      <text:p text:style-name="Source_20_Code"><text:span text:style-name="Verbatim_20_Char">## <text:s text:c="40"/>2.5% 97.5%</text:span><text:line-break/><text:span text:style-name="Verbatim_20_Char">## I(Politics == 1 | Politics == 2) 0.430 0.411 <text:s/>0.45</text:span></text:p>
      <text:p text:style-name="Source_20_Code"><text:span text:style-name="FunctionTok">round</text:span><text:span text:style-name="NormalTok">(</text:span><text:span text:style-name="DecValTok">100</text:span><text:span text:style-name="SpecialCharTok">*</text:span><text:line-break/><text:span text:style-name="NormalTok"> <text:s text:c="7"/></text:span><text:span text:style-name="FunctionTok">c</text:span><text:span text:style-name="NormalTok">(</text:span><text:span text:style-name="FunctionTok">prop.table</text:span><text:span text:style-name="NormalTok">(</text:span><text:span text:style-name="FunctionTok">svytable</text:span><text:span text:style-name="NormalTok">(</text:span><text:span text:style-name="SpecialCharTok">~</text:span><text:span text:style-name="NormalTok">(Politics</text:span><text:span text:style-name="SpecialCharTok">==</text:span><text:span text:style-name="DecValTok">1</text:span><text:span text:style-name="NormalTok"> </text:span><text:span text:style-name="SpecialCharTok">|</text:span><text:span text:style-name="NormalTok"> Politics</text:span><text:span text:style-name="SpecialCharTok">==</text:span><text:span text:style-name="DecValTok">2</text:span><text:span text:style-name="NormalTok">),bsa17.s))[</text:span><text:span text:style-name="DecValTok">2</text:span><text:span text:style-name="NormalTok">],</text:span><text:line-break/><text:span text:style-name="FunctionTok">attr</text:span><text:span text:style-name="NormalTok">(</text:span><text:span text:style-name="FunctionTok">svyciprop</text:span><text:span text:style-name="NormalTok">(</text:span><text:span text:style-name="SpecialCharTok">~</text:span><text:span text:style-name="FunctionTok">I</text:span><text:span text:style-name="NormalTok">(Politics</text:span><text:span text:style-name="SpecialCharTok">==</text:span><text:span text:style-name="DecValTok">1</text:span><text:span text:style-name="NormalTok"> </text:span><text:span text:style-name="SpecialCharTok">|</text:span><text:span text:style-name="NormalTok"> Politics</text:span><text:span text:style-name="SpecialCharTok">==</text:span><text:span text:style-name="DecValTok">2</text:span><text:span text:style-name="NormalTok">),bsa17.s),</text:span><text:span text:style-name="StringTok">"ci"</text:span><text:span text:style-name="NormalTok">)),</text:span><text:span text:style-name="DecValTok">1</text:span><text:line-break/><text:span text:style-name="NormalTok">)</text:span></text:p>
      <text:p text:style-name="Source_20_Code"><text:span text:style-name="Verbatim_20_Char">## <text:s/>TRUE <text:s/>2.5% 97.5% </text:span><text:line-break/><text:span text:style-name="Verbatim_20_Char">## <text:s/>43.0 <text:s/>41.1 <text:s/>44.9</text:span></text:p>
      <text:h text:style-name="Heading_20_3" text:outline-level="3"><text:bookmark-start text:name="computing-domain-estimates"/><text:bookmark-end text:name="X3b3e6dffe2895ec3be1cc4cb44e7f82f0f93951"/>Computing domain estimates</text:h>
      <text:p text:style-name="First_20_Paragraph">Computing domain estimates, that is estimates for subgroups adds a layer of complexity to the above example. They key point is that as weights were designed using the whole of the sample, computing estimates, in particular confidence intervals or standard errors for part of the sample, therefore using a fraction of these weights may affect the estimates. Instad it is recommended to use commands that take into account the entire distribution of the weights.</text:p>
      <text:p text:style-name="Body_20_Text">In R, the command that does this is <text:span text:style-name="Verbatim_20_Char">svyby()</text:span></text:p>
      <text:p text:style-name="Body_20_Text">For instance, if we would like to compute the mean age of BSA respondents by Government Office Regions, we need to specify:</text:p>
      <text:list text:style-name="L7">
        <text:list-item>
          <text:p text:style-name="P9">The outcome variable whose estimate we want to compute: ie <text:span text:style-name="Verbatim_20_Char">RAgeE</text:span></text:p>
        </text:list-item>
        <text:list-item>
          <text:p text:style-name="P9">The grouping variable(s) <text:span text:style-name="Verbatim_20_Char">GOR_ID</text:span></text:p>
        </text:list-item>
        <text:list-item>
          <text:p text:style-name="P9">The estimate function we are going to use here: <text:span text:style-name="Verbatim_20_Char">svymean</text:span>, the same as we used before</text:p>
        </text:list-item>
        <text:list-item>
          <text:p text:style-name="P9"><text:soft-page-break/>And the type of type of variance estimation we would like to see displayed ie standard errors or confidence interval</text:p>
        </text:list-item>
      </text:list>
      <text:p text:style-name="Source_20_Code"><text:span text:style-name="CommentTok"># bsa17$gor.f&lt;-as_factor(bsa17$GOR_ID)</text:span><text:line-break/><text:span text:style-name="CommentTok"># bsa17.s&lt;-svydesign(ids=~Spoint, strata=~StratID, weights=~WtFactor,data=bsa17)</text:span><text:line-break/><text:line-break/><text:span text:style-name="FunctionTok">round</text:span><text:span text:style-name="NormalTok">(</text:span><text:span text:style-name="FunctionTok">svyby</text:span><text:span text:style-name="NormalTok">(</text:span><text:span text:style-name="SpecialCharTok">~</text:span><text:span text:style-name="NormalTok">RAgeE,</text:span><text:span text:style-name="AttributeTok">by=</text:span><text:span text:style-name="SpecialCharTok">~</text:span><text:span text:style-name="FunctionTok">as_factor</text:span><text:span text:style-name="NormalTok">(GOR_ID),svymean,</text:span><text:span text:style-name="AttributeTok">design=</text:span><text:span text:style-name="NormalTok">bsa17.s,</text:span><text:span text:style-name="AttributeTok">vartype =</text:span><text:span text:style-name="NormalTok"> </text:span><text:span text:style-name="StringTok">"ci"</text:span><text:span text:style-name="NormalTok">)[</text:span><text:span text:style-name="SpecialCharTok">-</text:span><text:span text:style-name="DecValTok">1</text:span><text:span text:style-name="NormalTok">],</text:span><text:span text:style-name="DecValTok">1</text:span><text:span text:style-name="NormalTok">)</text:span></text:p>
      <text:p text:style-name="Source_20_Code"><text:span text:style-name="Verbatim_20_Char">## <text:s text:c="27"/>RAgeE ci_l ci_u</text:span><text:line-break/><text:span text:style-name="Verbatim_20_Char">## A North East <text:s text:c="15"/>46.1 43.6 48.6</text:span><text:line-break/><text:span text:style-name="Verbatim_20_Char">## B North West <text:s text:c="15"/>49.6 47.3 52.0</text:span><text:line-break/><text:span text:style-name="Verbatim_20_Char">## D Yorkshire and The Humber <text:s/>48.0 45.2 50.8</text:span><text:line-break/><text:span text:style-name="Verbatim_20_Char">## E East Midlands <text:s text:c="12"/>48.6 45.9 51.3</text:span><text:line-break/><text:span text:style-name="Verbatim_20_Char">## F West Midlands <text:s text:c="12"/>48.1 45.0 51.2</text:span><text:line-break/><text:span text:style-name="Verbatim_20_Char">## G East of England <text:s text:c="10"/>49.0 46.0 52.0</text:span><text:line-break/><text:span text:style-name="Verbatim_20_Char">## H London <text:s text:c="19"/>45.0 43.0 46.9</text:span><text:line-break/><text:span text:style-name="Verbatim_20_Char">## J South East <text:s text:c="15"/>48.0 45.1 50.8</text:span><text:line-break/><text:span text:style-name="Verbatim_20_Char">## K South West <text:s text:c="15"/>53.4 51.5 55.2</text:span><text:line-break/><text:span text:style-name="Verbatim_20_Char">## L Wales <text:s text:c="20"/>49.1 45.1 53.1</text:span><text:line-break/><text:span text:style-name="Verbatim_20_Char">## M Scotland <text:s text:c="17"/>47.3 44.7 50.0</text:span></text:p>
      <text:p text:style-name="First_20_Paragraph"><text:span text:style-name="Default_20_Paragraph_20_Font"><text:span text:style-name="T5">Note:</text:span></text:span> we used <text:span text:style-name="Verbatim_20_Char">[-1]</text:span> from the object created by <text:span text:style-name="Verbatim_20_Char">svyby()</text:span> in order to remove a column with alphanumeric values (the region names), so that we could round the results without getting an error.</text:p>
      <text:p text:style-name="Body_20_Text">Our inference seem to suggest that the population in London is among the youngest in the country, and that those in the South West are among the oldest – their respective 95% confidence intervals do not overlap. We should not feel so confident about differences between London and the South East for example, as the CIs partially overlap.</text:p>
      <text:p text:style-name="Body_20_Text">We can follow a similar approach with proportions: we just need to specify the category of the variable we are interested in as an outcome, for instance respondents who are significantly interested in politics, and replace <text:span text:style-name="Verbatim_20_Char">svymean</text:span> by <text:span text:style-name="Verbatim_20_Char">svyciprop</text:span>.</text:p>
      <text:p text:style-name="Source_20_Code"><text:span text:style-name="FunctionTok">round</text:span><text:span text:style-name="NormalTok">(</text:span><text:line-break/><text:span text:style-name="NormalTok"> <text:s text:c="4"/></text:span><text:span text:style-name="DecValTok">100</text:span><text:span text:style-name="SpecialCharTok">*</text:span><text:line-break/><text:span text:style-name="NormalTok"> <text:s text:c="4"/></text:span><text:span text:style-name="FunctionTok">svyby</text:span><text:span text:style-name="NormalTok">(</text:span><text:span text:style-name="SpecialCharTok">~</text:span><text:span text:style-name="FunctionTok">I</text:span><text:span text:style-name="NormalTok">(Politics</text:span><text:span text:style-name="SpecialCharTok">==</text:span><text:span text:style-name="DecValTok">1</text:span><text:span text:style-name="NormalTok"> </text:span><text:span text:style-name="SpecialCharTok">|</text:span><text:span text:style-name="NormalTok"> Politics</text:span><text:span text:style-name="SpecialCharTok">==</text:span><text:span text:style-name="DecValTok">2</text:span><text:span text:style-name="NormalTok">),</text:span><text:line-break/><text:span text:style-name="NormalTok"> <text:s text:c="10"/></text:span><text:span text:style-name="AttributeTok">by=</text:span><text:span text:style-name="SpecialCharTok">~</text:span><text:span text:style-name="FunctionTok">as_factor</text:span><text:span text:style-name="NormalTok">(GOR_ID),</text:span><text:line-break/><text:span text:style-name="NormalTok"> <text:s text:c="10"/>svyciprop,</text:span><text:line-break/><text:span text:style-name="NormalTok"> <text:s text:c="10"/></text:span><text:span text:style-name="AttributeTok">design=</text:span><text:span text:style-name="NormalTok">bsa17.s,</text:span><text:line-break/><text:span text:style-name="NormalTok"> <text:s text:c="10"/></text:span><text:span text:style-name="AttributeTok">vartype =</text:span><text:span text:style-name="NormalTok"> </text:span><text:span text:style-name="StringTok">"ci"</text:span><text:span text:style-name="NormalTok">)[</text:span><text:span text:style-name="SpecialCharTok">-</text:span><text:span text:style-name="DecValTok">1</text:span><text:span text:style-name="NormalTok">],</text:span><text:line-break/><text:span text:style-name="NormalTok"> <text:s text:c="10"/></text:span><text:span text:style-name="DecValTok">1</text:span><text:span text:style-name="NormalTok">)</text:span></text:p>
      <text:p text:style-name="Source_20_Code"><text:span text:style-name="Verbatim_20_Char">## <text:s text:c="27"/>I(Politics == 1 | Politics == 2) ci_l ci_u</text:span><text:line-break/><text:span text:style-name="Verbatim_20_Char">## A North East <text:s text:c="42"/>33.4 26.6 40.9</text:span><text:line-break/><text:span text:style-name="Verbatim_20_Char">## B North West <text:s text:c="42"/>41.9 36.1 48.0</text:span><text:line-break/><text:span text:style-name="Verbatim_20_Char">## D Yorkshire and The Humber <text:s text:c="28"/>35.6 29.1 42.6</text:span><text:line-break/><text:soft-page-break/><text:span text:style-name="Verbatim_20_Char">## E East Midlands <text:s text:c="39"/>36.9 32.9 41.1</text:span><text:line-break/><text:span text:style-name="Verbatim_20_Char">## F West Midlands <text:s text:c="39"/>36.3 31.5 41.5</text:span><text:line-break/><text:span text:style-name="Verbatim_20_Char">## G East of England <text:s text:c="37"/>47.2 41.4 53.1</text:span><text:line-break/><text:span text:style-name="Verbatim_20_Char">## H London <text:s text:c="46"/>54.2 47.2 61.1</text:span><text:line-break/><text:span text:style-name="Verbatim_20_Char">## J South East <text:s text:c="42"/>44.6 38.7 50.8</text:span><text:line-break/><text:span text:style-name="Verbatim_20_Char">## K South West <text:s text:c="42"/>46.5 39.4 53.8</text:span><text:line-break/><text:span text:style-name="Verbatim_20_Char">## L Wales <text:s text:c="47"/>38.6 27.7 50.7</text:span><text:line-break/><text:span text:style-name="Verbatim_20_Char">## M Scotland <text:s text:c="44"/>42.7 36.0 49.8</text:span></text:p>
      <text:h text:style-name="Heading_20_2" text:outline-level="2"><text:bookmark-start text:name="Xe3c2e9f06d38f02b9c49188972e899b2f864c66"/><text:bookmark-end text:name="X3e3f0022850f5533c96aaf92b5779ebeed8cd0e"/><text:bookmark-end text:name="computing-domain-estimates"/>5.2 SDI Inference with design information using R</text:h>
      <text:h text:style-name="Heading_20_2" text:outline-level="2"><text:bookmark-start text:name="X479e6337332a9075d12146253ad9327f59da558"/><text:bookmark-end text:name="Xe3c2e9f06d38f02b9c49188972e899b2f864c66"/>5.3 SDI Inference without design information using R</text:h>
      <text:p text:style-name="First_20_Paragraph"><text:span text:style-name="Default_20_Paragraph_20_Font"><text:span text:style-name="T5">Example: count and proportion of the regional population of the UK using the LFS with End User License (EUL)</text:span></text:span></text:p>
      <text:p text:style-name="Body_20_Text">The EUL version of the LFS does not include sample design variables, just two weighting variables:</text:p>
      <text:list text:style-name="L8">
        <text:list-item>
          <text:p text:style-name="P10"><text:span text:style-name="Verbatim_20_Char">pwt22</text:span> for estimation with the whole sample</text:p>
        </text:list-item>
        <text:list-item>
          <text:p text:style-name="P10"><text:span text:style-name="Verbatim_20_Char">piwt22</text:span> for estimation using respondents currently in employment (typically used for earnings estimation)</text:p>
        </text:list-item>
      </text:list>
      <text:p text:style-name="Source_20_Code"><text:span text:style-name="Verbatim_20_Char">svyset [pw=pwt22]</text:span><text:line-break/><text:span text:style-name="Verbatim_20_Char">svy:tab uresmc, cell count percent format(%10.1g)</text:span></text:p>
      <text:p text:style-name="First_20_Paragraph"><text:span text:style-name="Default_20_Paragraph_20_Font"><text:span text:style-name="T5">Syntax Using R</text:span></text:span></text:p>
      <text:p text:style-name="Source_20_Code"><text:span text:style-name="Verbatim_20_Char">library(survey)</text:span><text:line-break/><text:span text:style-name="Verbatim_20_Char">lfs.s←svydesign(ids=~1,weights=~pwt22,data=lfs) ### Assuming the dataset is stored as lfs</text:span><text:line-break/><text:span text:style-name="Verbatim_20_Char">svytable(lfs.s)</text:span></text:p>
      <text:h text:style-name="Heading_20_2" text:outline-level="2"><text:bookmark-start text:name="Xd9f7f96bcb2152a713bd6d61757915560e14ed7"/><text:bookmark-end text:name="X479e6337332a9075d12146253ad9327f59da558"/>5.4 SDI Inference without design information using R</text:h>
      <text:h text:style-name="Heading_20_2" text:outline-level="2"><text:bookmark-start text:name="point-estimates-using-casual-weighting"/><text:bookmark-end text:name="Xd9f7f96bcb2152a713bd6d61757915560e14ed7"/>5.5 Point estimates using casual weighting</text:h>
      <text:p text:style-name="First_20_Paragraph">See here for the Labour for Survey and for the family resource survey - For the FRS: <text:a xlink:type="simple" xlink:href="https://assets.publishing.service.gov.uk/government/uploads/system/uploads/attachment_data/file/972808/Ch1_Methodology_and_Standard_Errors.xlsx" office:target-frame-name="_top" xlink:show="replace" text:style-name="Internet_20_link" text:visited-style-name="Visited_20_Internet_20_Link"><text:span text:style-name="Hyperlink">https://assets.publishing.service.gov.uk/government/uploads/system/uploads/attachment_data/file/972808/Ch1_Methodology_and_Standard_Errors.xlsx</text:span></text:a> - For the LFS: <text:a xlink:type="simple" xlink:href="https://www.ons.gov.uk/methodology/methodologicalpublications/generalmethodology/onsworkingpaperseries/onsmethodologyworkingpaperseriesno9guidetocalculatingstandarderrorsforonssocialsurveys#annex-a-labour-force-survey-standard-errors-january-to-march-2015-united-kingdom" office:target-frame-name="_top" xlink:show="replace" text:style-name="Internet_20_link" text:visited-style-name="Visited_20_Internet_20_Link"><text:span text:style-name="Hyperlink">https://www.ons.gov.uk/methodology/methodologicalpublications/generalmethodology/onsworkingpaperseries/onsmethodologyworkingpaperseriesno9guidetocalculatingstandarderrorsforonssocialsurveys#annex-a-labour-force-survey-standard-errors-january-to-march-2015-united-kingdom</text:span></text:a></text:p>
      <text:list text:style-name="L9">
        <text:list-item>
          <text:p text:style-name="P11"><text:soft-page-break/>use point estimates with their standard errors using the survey design commands available in most statistical software. These will assume that the data was collected under simple random sampling using provided weights then adjust them using the design factors published by the data providers (LFS). In some cases,</text:p>
        </text:list-item>
      </text:list>
      <text:p text:style-name="First_20_Paragraph"><text:span text:style-name="Default_20_Paragraph_20_Font"><text:span text:style-name="T5">Example: count and proportion of the regional population of the UK using the LFS</text:span></text:span></text:p>
      <text:p text:style-name="Body_20_Text"><text:span text:style-name="Default_20_Paragraph_20_Font"><text:span text:style-name="T5">Syntax Using Stata</text:span></text:span></text:p>
      <text:p text:style-name="Body_20_Text"><text:span text:style-name="Default_20_Paragraph_20_Font"><text:span text:style-name="T1">Secure access data</text:span></text:span> Produce estimates using the sample design variables (ie clusters and/or strata) and the specialist survey functions of existing statistical software.</text:p>
      <text:p text:style-name="Body_20_Text">#Estimating quantities about subgroups in the data</text:p>
      <text:p text:style-name="Body_20_Text"><text:span text:style-name="Default_20_Paragraph_20_Font"><text:span text:style-name="T1">Using EUL data</text:span></text:span> In the case of the LFS, standard errors would likely to be overestimated, and therefore the estimates would be conservative, whereas in the case of the FRS, these would be underestimated. The seriousness of these would increase with smaller subgroups, therefore users should try and avoid working with groups that are too small. When estimating quantities for domain, it is also recommended to use functions that explicitly take into the grouping rather than only working with the subpopulation of interest. Not doing so could lead to incorrect weighting of estimates. In case of simple domain estimates, it might still be possible to rely on estimates published by the data producer.</text:p>
      <text:p text:style-name="Body_20_Text"><text:a xlink:type="simple" xlink:href="https://www.nisra.gov.uk/publications/labour-force-survey-annual-report-2021" office:target-frame-name="_top" xlink:show="replace" text:style-name="Internet_20_link" text:visited-style-name="Visited_20_Internet_20_Link"><text:span text:style-name="Hyperlink">In the case of the LFS</text:span></text:a></text:p>
      <text:p text:style-name="Body_20_Text"><text:a xlink:type="simple" xlink:href="https://www.ons.gov.uk/methodology/methodologicalpublications/generalmethodology/onsworkingpaperseries/onsmethodologyworkingpaperseriesno9guidetocalculatingstandarderrorsforonssocialsurveys#annex-a-labour-force-survey-standard-errors-january-to-march-2015-united-kingdom" office:target-frame-name="_top" xlink:show="replace" text:style-name="Internet_20_link" text:visited-style-name="Visited_20_Internet_20_Link"><text:span text:style-name="Hyperlink">In the case of the FRS</text:span></text:a></text:p>
      <text:p text:style-name="Body_20_Text"><text:span text:style-name="Default_20_Paragraph_20_Font"><text:span text:style-name="T1">Using secure lab data</text:span></text:span> Point and reliability estimates may be computed using the survey-based estimation commands.</text:p>
      <text:h text:style-name="Heading_20_1" text:outline-level="1"><text:bookmark-start text:name="X9e3578ffbd6ccc28319499c896cf423ffe982dd"/><text:bookmark-end text:name="r-and-spss-examples"/><text:bookmark-end text:name="point-estimates-using-casual-weighting"/>Sample design and multivariate analysis ie regression</text:h>
      <text:p text:style-name="First_20_Paragraph">TBC – same message as previous section+ issue of controlling for vs using weights.</text:p>
      <text:h text:style-name="Heading_20_1" text:outline-level="1"><text:bookmark-start text:name="references-further-information"/><text:bookmark-end text:name="X9e3578ffbd6ccc28319499c896cf423ffe982dd"/>6. References &amp; further information</text:h>
      <text:p text:style-name="First_20_Paragraph">UKDS (2019) Weights in social surveys: an introduction: <text:a xlink:type="simple" xlink:href="https://www.youtube.com/watch?v=Vllr4olp3N4&amp;t=39s" office:target-frame-name="_top" xlink:show="replace" text:style-name="Internet_20_link" text:visited-style-name="Visited_20_Internet_20_Link"><text:span text:style-name="Hyperlink">https://www.youtube.com/watch?v=Vllr4olp3N4&amp;t=39s</text:span></text:a></text:p>
      <text:p text:style-name="Body_20_Text"><text:soft-page-break/>Goldsmiths(2020) W7: Using survey weights in R <text:a xlink:type="simple" xlink:href="https://www.youtube.com/watch?v=brxx81U6N1o" office:target-frame-name="_top" xlink:show="replace" text:style-name="Internet_20_link" text:visited-style-name="Visited_20_Internet_20_Link"><text:span text:style-name="Hyperlink">https://www.youtube.com/watch?v=brxx81U6N1o</text:span></text:a></text:p>
      <text:p text:style-name="Body_20_Text">Datacamp (2020) R Tutorial: What are survey weights? <text:a xlink:type="simple" xlink:href="https://www.youtube.com/watch?v=8iMV7ei61IM" office:target-frame-name="_top" xlink:show="replace" text:style-name="Internet_20_link" text:visited-style-name="Visited_20_Internet_20_Link"><text:span text:style-name="Hyperlink">https://www.youtube.com/watch?v=8iMV7ei61IM</text:span></text:a> Note: basic, partially available, complex survey design in R</text:p>
      <text:p text:style-name="Body_20_Text">DWP (2014) Uncertainty in Family Resources Survey-based analysis. Guidance on estimating uncertainty in Family Resources Survey-based analysis. <text:a xlink:type="simple" xlink:href="https://www.gov.uk/government/publications/uncertainty-in-family-resources-survey-based-analysis" office:target-frame-name="_top" xlink:show="replace" text:style-name="Internet_20_link" text:visited-style-name="Visited_20_Internet_20_Link"><text:span text:style-name="Hyperlink">https://www.gov.uk/government/publications/uncertainty-in-family-resources-survey-based-analysis</text:span></text:a></text:p>
      <text:p text:style-name="Body_20_Text">UKDS (2018) Data Skills Modules: Applying weights to survey data <text:a xlink:type="simple" xlink:href="https://www.youtube.com/watch?v=TIad5__WP8g" office:target-frame-name="_top" xlink:show="replace" text:style-name="Internet_20_link" text:visited-style-name="Visited_20_Internet_20_Link"><text:span text:style-name="Hyperlink">https://www.youtube.com/watch?v=TIad5__WP8g</text:span></text:a> Note: point and click howto in SPSS</text:p>
      <text:p text:style-name="Body_20_Text">Curran (2016) Complex Survey Designs and Weighting Using Stata: Part 1-3, <text:a xlink:type="simple" xlink:href="https://www.youtube.com/watch?v=oOpJdC_oeKY" office:target-frame-name="_top" xlink:show="replace" text:style-name="Internet_20_link" text:visited-style-name="Visited_20_Internet_20_Link"><text:span text:style-name="Hyperlink">https://www.youtube.com/watch?v=oOpJdC_oeKY</text:span></text:a></text:p>
      <text:p text:style-name="Body_20_Text">ONS (2022) Family Resources Survey, 2020/21 Methodology and Standard Error Tables <text:a xlink:type="simple" xlink:href="https://assets.publishing.service.gov.uk/government/uploads/system/uploads/attachment_data/file/1065513/Ch1_Methodology_and_Standard_Errors.ods" office:target-frame-name="_top" xlink:show="replace" text:style-name="Internet_20_link" text:visited-style-name="Visited_20_Internet_20_Link"><text:span text:style-name="Hyperlink">https://assets.publishing.service.gov.uk/government/uploads/system/uploads/attachment_data/file/1065513/Ch1_Methodology_and_Standard_Errors.ods</text:span></text:a></text:p>
      <text:p text:style-name="Body_20_Text"><text:a xlink:type="simple" xlink:href="https://www.ibm.com/support/pages/inconsistency-output-when-using-weighting-procedure" text:style-name="Internet_20_link" text:visited-style-name="Visited_20_Internet_20_Link"><text:span text:style-name="Hyperlink">https://www.ibm.com/support/pages/inconsistency-output-when-using-weighting-procedure</text:span></text:a><text:bookmark-end text:name="references-further-information"/></text:p>
      <text:p text:style-name="Body_20_Text"><text:span text:style-name="Hyperlink"/></text:p>
      <text:p text:style-name="Body_20_Text"><text:span text:style-name="Hyperlink"/></text:p>
      <text:p text:style-name="Body_20_Text"><text:span text:style-name="Hyperlink"/></text:p>
      <text:p text:style-name="P6"><text:span text:style-name="Default_20_Paragraph_20_Font"><text:span text:style-name="T1">Point estimates</text:span></text:span> (ie mean, median, proportion, counts) are single quantities or parameters that are used to describe the characteristics of a population: for example the mean/median age, the proportion of people in employment, the total number of men and women. They are the most commonly produced estimates in inferential statistics. Their value is usually directly affected by weights.</text:p>
      <text:p text:style-name="P6"><text:span text:style-name="Default_20_Paragraph_20_Font"><text:span text:style-name="T1">Uncertainty, precision, error confidence</text:span></text:span><text:span text:style-name="Hyperlink">: point estimates do not provide a measure of their own uncertainty. Parameters such as standard errors or confidence intervals provide an indication of the degree of precision of point estimates. A large standard error or a wide confidence interval indicate imprecise estimates, whilst the reverse is true if they are small/narrow. Crucially our ability to estimate uncertainty is influenced by knowledge of the survey design, and likely to be biased in its absenc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MS Gothic" svg:font-family="'MS Gothic'" style:font-family-generic="modern" style:font-pitch="fixed"/>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mbria" fo:font-size="12pt" fo:letter-spacing="normal" fo:language="en" fo:country="US" fo:font-style="normal" style:text-underline-style="none" fo:font-weight="normal" style:letter-kerning="false" style:font-name-asian="Cambria"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mbria" fo:font-size="12pt" fo:letter-spacing="normal" fo:language="en" fo:country="US" fo:font-style="normal" style:text-underline-style="none" fo:font-weight="normal" style:letter-kerning="false" fo:background-color="transparent" style:font-name-asian="Cambria"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Body_20_Text" style:default-outline-level="1" style:class="text">
      <style:paragraph-properties fo:margin-top="0.847cm" fo:margin-bottom="0cm" style:contextual-spacing="false" fo:keep-together="always" fo:hyphenation-ladder-count="no-limit" fo:keep-with-next="always"/>
      <style:text-properties fo:color="#4f81bd" loext:opacity="100%" style:font-name="Calibri" fo:font-family="Calibri" style:font-family-generic="swiss" style:font-pitch="variable" fo:font-size="16pt" fo:font-weight="bold" style:font-name-asian="MS Gothic" style:font-family-asian="'MS Gothic'" style:font-family-generic-asian="modern" style:font-pitch-asian="fixed"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Body_20_Text" style:default-outline-level="2" style:class="text">
      <style:paragraph-properties fo:margin-top="0.353cm" fo:margin-bottom="0cm" style:contextual-spacing="false" fo:keep-together="always" fo:hyphenation-ladder-count="no-limit" fo:keep-with-next="always"/>
      <style:text-properties fo:color="#4f81bd" loext:opacity="100%" style:font-name="Calibri" fo:font-family="Calibri" style:font-family-generic="swiss" style:font-pitch="variable" fo:font-size="14pt" fo:font-weight="bold" style:font-name-asian="MS Gothic" style:font-family-asian="'MS Gothic'" style:font-family-generic-asian="modern" style:font-pitch-asian="fixed"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Body_20_Text" style:default-outline-level="3" style:class="text">
      <style:paragraph-properties fo:margin-top="0.353cm" fo:margin-bottom="0cm" style:contextual-spacing="false" fo:keep-together="always" fo:hyphenation-ladder-count="no-limit" fo:keep-with-next="always"/>
      <style:text-properties fo:color="#4f81bd" loext:opacity="100%" style:font-name="Calibri" fo:font-family="Calibri" style:font-family-generic="swiss" style:font-pitch="variable"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Body_20_Text" style:default-outline-level="4" style:class="text">
      <style:paragraph-properties fo:margin-top="0.353cm" fo:margin-bottom="0cm" style:contextual-spacing="false" fo:keep-together="always" fo:hyphenation-ladder-count="no-limit" fo:keep-with-next="always"/>
      <style:text-properties fo:color="#4f81bd"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Body_20_Text" style:default-outline-level="5" style:class="text">
      <style:paragraph-properties fo:margin-top="0.353cm" fo:margin-bottom="0cm" style:contextual-spacing="false" fo:keep-together="always" fo:hyphenation-ladder-count="no-limit" fo:keep-with-next="always"/>
      <style:text-properties fo:color="#4f81bd"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6" style:display-name="Heading 6" style:family="paragraph" style:parent-style-name="Normal" style:next-style-name="Body_20_Text" style:default-outline-level="6" style:class="text">
      <style:paragraph-properties fo:margin-top="0.353cm" fo:margin-bottom="0cm" style:contextual-spacing="false" fo:keep-together="always" fo:hyphenation-ladder-count="no-limit" fo:keep-with-next="always"/>
      <style:text-properties fo:color="#4f81bd"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7" style:display-name="Heading 7" style:family="paragraph" style:parent-style-name="Normal" style:next-style-name="Body_20_Text" style:default-outline-level="7" style:class="text">
      <style:paragraph-properties fo:margin-top="0.353cm" fo:margin-bottom="0cm" style:contextual-spacing="false" fo:keep-together="always" fo:hyphenation-ladder-count="no-limit" fo:keep-with-next="always"/>
      <style:text-properties fo:color="#4f81bd"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Body_20_Text" style:default-outline-level="8" style:class="text">
      <style:paragraph-properties fo:margin-top="0.353cm" fo:margin-bottom="0cm" style:contextual-spacing="false" fo:keep-together="always" fo:hyphenation-ladder-count="no-limit" fo:keep-with-next="always"/>
      <style:text-properties fo:color="#4f81bd"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9" style:display-name="Heading 9" style:family="paragraph" style:parent-style-name="Normal" style:next-style-name="Body_20_Text" style:default-outline-level="9" style:class="text">
      <style:paragraph-properties fo:margin-top="0.353cm" fo:margin-bottom="0cm" style:contextual-spacing="false" fo:keep-together="always" fo:hyphenation-ladder-count="no-limit" fo:keep-with-next="always"/>
      <style:text-properties fo:color="#4f81bd"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margin-top="0.318cm" fo:margin-bottom="0.318cm" style:contextual-spacing="false" fo:hyphenation-ladder-count="no-limit"/>
      <style:text-properties fo:hyphenate="false" loext:hyphenation-no-caps="false" loext:hyphenation-no-last-word="false" loext:hyphenation-word-char-count="no-limit" loext:hyphenation-zone="no-limit"/>
    </style:style>
    <style:style style:name="First_20_Paragraph" style:display-name="First Paragraph" style:family="paragraph" style:parent-style-name="Body_20_Text" style:next-style-name="Body_20_Text">
      <style:paragraph-properties fo:hyphenation-ladder-count="no-limit"/>
      <style:text-properties fo:hyphenate="false" loext:hyphenation-no-caps="false" loext:hyphenation-no-last-word="false" loext:hyphenation-word-char-count="no-limit" loext:hyphenation-zone="no-limit"/>
    </style:style>
    <style:style style:name="Compact" style:family="paragraph" style:parent-style-name="Body_20_Text">
      <style:paragraph-properties fo:margin-top="0.064cm" fo:margin-bottom="0.064cm" style:contextual-spacing="false"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Body_20_Text" style:class="chapter">
      <style:paragraph-properties fo:margin-top="0.847cm" fo:margin-bottom="0.423cm" style:contextual-spacing="false" fo:text-align="center" style:justify-single-word="false" fo:keep-together="always" fo:hyphenation-ladder-count="no-limit" fo:keep-with-next="always"/>
      <style:text-properties fo:color="#345a8a" loext:opacity="100%" style:font-name="Calibri" fo:font-family="Calibri" style:font-family-generic="swiss" style:font-pitch="variable" fo:font-size="18pt" fo:font-weight="bold" style:font-name-asian="MS Gothic" style:font-family-asian="'MS Gothic'" style:font-family-generic-asian="modern" style:font-pitch-asian="fixed"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Subtitle" style:family="paragraph" style:parent-style-name="Title" style:next-style-name="Body_20_Text" style:class="chapter">
      <style:paragraph-properties fo:margin-top="0.423cm" fo:margin-bottom="0.353cm" style:contextual-spacing="false" fo:hyphenation-ladder-count="no-limit"/>
      <style:text-properties fo:font-size="15pt" style:font-size-asian="15pt" style:font-size-complex="15pt" fo:hyphenate="false" loext:hyphenation-no-caps="false" loext:hyphenation-no-last-word="false" loext:hyphenation-word-char-count="no-limit" loext:hyphenation-zone="no-limit"/>
    </style:style>
    <style:style style:name="Author" style:family="paragraph" style:next-style-name="Body_20_Text">
      <style:paragraph-properties fo:text-align="center" style:justify-single-word="false" fo:keep-together="always" fo:hyphenation-ladder-count="no-limit" fo:keep-with-next="always"/>
      <style:text-properties fo:hyphenate="false" loext:hyphenation-no-caps="false" loext:hyphenation-no-last-word="false" loext:hyphenation-word-char-count="no-limit" loext:hyphenation-zone="no-limit"/>
    </style:style>
    <style:style style:name="Date" style:family="paragraph" style:next-style-name="Body_20_Text">
      <style:paragraph-properties fo:text-align="center" style:justify-single-word="false" fo:keep-together="always" fo:hyphenation-ladder-count="no-limit" fo:keep-with-next="always"/>
      <style:text-properties fo:hyphenate="false" loext:hyphenation-no-caps="false" loext:hyphenation-no-last-word="false" loext:hyphenation-word-char-count="no-limit" loext:hyphenation-zone="no-limit"/>
    </style:style>
    <style:style style:name="Abstract" style:family="paragraph" style:parent-style-name="Normal" style:next-style-name="Body_20_Text">
      <style:paragraph-properties fo:margin-top="0.529cm" fo:margin-bottom="0.529cm" style:contextual-spacing="false" fo:keep-together="always" fo:hyphenation-ladder-count="no-limit" fo:keep-with-next="always"/>
      <style:text-properties fo:font-size="10pt" style:font-size-asian="10pt" style:font-size-complex="10pt" fo:hyphenate="false" loext:hyphenation-no-caps="false" loext:hyphenation-no-last-word="false" loext:hyphenation-word-char-count="no-limit" loext:hyphenation-zone="no-limit"/>
    </style:style>
    <style:style style:name="Bibliography"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Block_20_Text" style:display-name="Block Text" style:family="paragraph" style:parent-style-name="Body_20_Text" style:next-style-name="Body_20_Text">
      <style:paragraph-properties fo:margin-left="0.847cm" fo:margin-right="0.847cm" fo:margin-top="0.176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Definition_20_Term" style:display-name="Definition Term" style:family="paragraph" style:parent-style-name="Normal" style:next-style-name="Definition">
      <style:paragraph-properties fo:margin-top="0cm" fo:margin-bottom="0cm" style:contextual-spacing="false" fo:keep-together="always" fo:hyphenation-ladder-count="no-limit" fo:keep-with-next="always"/>
      <style:text-properties fo:font-weight="bold" style:font-weight-asian="bold" fo:hyphenate="false" loext:hyphenation-no-caps="false" loext:hyphenation-no-last-word="false" loext:hyphenation-word-char-count="no-limit" loext:hyphenation-zone="no-limit"/>
    </style:style>
    <style:style style:name="Definition"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cm" fo:margin-bottom="0.212cm" style:contextual-spacing="false" fo:hyphenation-ladder-count="no-limit"/>
      <style:text-properties fo:font-style="italic" style:font-style-asian="italic" fo:hyphenate="false" loext:hyphenation-no-caps="false" loext:hyphenation-no-last-word="false" loext:hyphenation-word-char-count="no-limit" loext:hyphenation-zone="no-limit"/>
    </style:style>
    <style:style style:name="Table_20_Caption" style:display-name="Table Caption" style:family="paragraph" style:parent-style-name="Caption">
      <style:paragraph-properties fo:hyphenation-ladder-count="no-limit" fo:keep-with-next="always"/>
      <style:text-properties fo:hyphenate="false" loext:hyphenation-no-caps="false" loext:hyphenation-no-last-word="false" loext:hyphenation-word-char-count="no-limit" loext:hyphenation-zone="no-limit"/>
    </style:style>
    <style:style style:name="Image_20_Caption" style:display-name="Image Caption"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Figure" style:family="paragraph" style:parent-style-name="Normal" style:class="extra">
      <style:paragraph-properties fo:hyphenation-ladder-count="no-limit"/>
      <style:text-properties fo:hyphenate="false" loext:hyphenation-no-caps="false" loext:hyphenation-no-last-word="false" loext:hyphenation-word-char-count="no-limit" loext:hyphenation-zone="no-limit"/>
    </style:style>
    <style:style style:name="Captioned_20_Figure" style:display-name="Captioned Figure" style:family="paragraph" style:parent-style-name="Figure">
      <style:paragraph-properties fo:hyphenation-ladder-count="no-limit" fo:keep-with-next="alway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Body_20_Text" style:default-outline-level="" style:list-style-name="">
      <style:paragraph-properties fo:margin-top="0.423cm" fo:margin-bottom="0.353cm" style:contextual-spacing="false" fo:line-height="107%" fo:hyphenation-ladder-count="no-limit"/>
      <style:text-properties fo:color="#365f91" loext:opacity="100%" fo:font-weight="normal" style:font-weight-asian="normal" style:font-weight-complex="normal" fo:hyphenate="false" loext:hyphenation-no-caps="false" loext:hyphenation-no-last-word="false" loext:hyphenation-word-char-count="no-limit" loext:hyphenation-zone="no-limit"/>
    </style:style>
    <style:style style:name="Source_20_Code" style:display-name="Source Code" style:family="paragraph" style:parent-style-name="Normal">
      <loext:graphic-properties draw:fill="solid" draw:fill-color="#f8f8f8" draw:opacity="100%"/>
      <style:paragraph-properties fo:hyphenation-ladder-count="no-limit" fo:background-color="#f8f8f8" style:line-break="normal"/>
      <style:text-properties fo:hyphenate="false" loext:hyphenation-no-caps="false" loext:hyphenation-no-last-word="false" loext:hyphenation-word-char-count="no-limit" loext:hyphenation-zone="no-limit"/>
    </style:style>
    <style:style style:name="Revision" style:family="paragraph">
      <style:paragraph-properties fo:margin-top="0cm" fo:margin-bottom="0cm" style:contextual-spacing="false" fo:hyphenation-ladder-count="no-limit"/>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modern" style:font-pitch="fixed" fo:font-size="11pt" style:font-size-asian="11pt"/>
    </style:style>
    <style:style style:name="Section_20_Number" style:display-name="Section Number" style:family="text" style:parent-style-name="Caption_20_Char"/>
    <style:style style:name="Footnote_20_Reference" style:display-name="Footnote Reference" style:family="text" style:parent-style-name="Caption_20_Char">
      <style:text-properties style:text-position="super 67%"/>
    </style:style>
    <style:style style:name="Hyperlink" style:family="text" style:parent-style-name="Caption_20_Char">
      <style:text-properties fo:color="#4f81bd" loext:opacity="100%"/>
    </style:style>
    <style:style style:name="KeywordTok" style:family="text" style:parent-style-name="Verbatim_20_Char">
      <style:text-properties fo:color="#204a87" loext:opacity="100%" style:font-name="Consolas" fo:font-family="Consolas" style:font-family-generic="modern" style:font-pitch="fixed" fo:font-size="11pt" fo:font-weight="bold" fo:background-color="#f8f8f8" style:font-size-asian="11pt" style:font-weight-asian="bold"/>
    </style:style>
    <style:style style:name="DataTypeTok" style:family="text" style:parent-style-name="Verbatim_20_Char">
      <style:text-properties fo:color="#204a87" loext:opacity="100%" style:font-name="Consolas" fo:font-family="Consolas" style:font-family-generic="modern" style:font-pitch="fixed" fo:font-size="11pt" fo:background-color="#f8f8f8" style:font-size-asian="11pt"/>
    </style:style>
    <style:style style:name="DecValTok" style:family="text" style:parent-style-name="Verbatim_20_Char">
      <style:text-properties fo:color="#0000cf" loext:opacity="100%" style:font-name="Consolas" fo:font-family="Consolas" style:font-family-generic="modern" style:font-pitch="fixed" fo:font-size="11pt" fo:background-color="#f8f8f8" style:font-size-asian="11pt"/>
    </style:style>
    <style:style style:name="BaseNTok" style:family="text" style:parent-style-name="Verbatim_20_Char">
      <style:text-properties fo:color="#0000cf" loext:opacity="100%" style:font-name="Consolas" fo:font-family="Consolas" style:font-family-generic="modern" style:font-pitch="fixed" fo:font-size="11pt" fo:background-color="#f8f8f8" style:font-size-asian="11pt"/>
    </style:style>
    <style:style style:name="FloatTok" style:family="text" style:parent-style-name="Verbatim_20_Char">
      <style:text-properties fo:color="#0000cf" loext:opacity="100%" style:font-name="Consolas" fo:font-family="Consolas" style:font-family-generic="modern" style:font-pitch="fixed" fo:font-size="11pt" fo:background-color="#f8f8f8" style:font-size-asian="11pt"/>
    </style:style>
    <style:style style:name="ConstantTok" style:family="text" style:parent-style-name="Verbatim_20_Char">
      <style:text-properties fo:color="#8f5902" loext:opacity="100%" style:font-name="Consolas" fo:font-family="Consolas" style:font-family-generic="modern" style:font-pitch="fixed" fo:font-size="11pt" fo:background-color="#f8f8f8" style:font-size-asian="11pt"/>
    </style:style>
    <style:style style:name="CharTok" style:family="text" style:parent-style-name="Verbatim_20_Char">
      <style:text-properties fo:color="#4e9a06" loext:opacity="100%" style:font-name="Consolas" fo:font-family="Consolas" style:font-family-generic="modern" style:font-pitch="fixed" fo:font-size="11pt" fo:background-color="#f8f8f8" style:font-size-asian="11pt"/>
    </style:style>
    <style:style style:name="SpecialCharTok" style:family="text" style:parent-style-name="Verbatim_20_Char">
      <style:text-properties fo:color="#ce5c00" loext:opacity="100%" style:font-name="Consolas" fo:font-family="Consolas" style:font-family-generic="modern" style:font-pitch="fixed" fo:font-size="11pt" fo:font-weight="bold" fo:background-color="#f8f8f8" style:font-size-asian="11pt" style:font-weight-asian="bold"/>
    </style:style>
    <style:style style:name="StringTok" style:family="text" style:parent-style-name="Verbatim_20_Char">
      <style:text-properties fo:color="#4e9a06" loext:opacity="100%" style:font-name="Consolas" fo:font-family="Consolas" style:font-family-generic="modern" style:font-pitch="fixed" fo:font-size="11pt" fo:background-color="#f8f8f8" style:font-size-asian="11pt"/>
    </style:style>
    <style:style style:name="VerbatimStringTok" style:family="text" style:parent-style-name="Verbatim_20_Char">
      <style:text-properties fo:color="#4e9a06" loext:opacity="100%" style:font-name="Consolas" fo:font-family="Consolas" style:font-family-generic="modern" style:font-pitch="fixed" fo:font-size="11pt" fo:background-color="#f8f8f8" style:font-size-asian="11pt"/>
    </style:style>
    <style:style style:name="SpecialStringTok" style:family="text" style:parent-style-name="Verbatim_20_Char">
      <style:text-properties fo:color="#4e9a06" loext:opacity="100%" style:font-name="Consolas" fo:font-family="Consolas" style:font-family-generic="modern" style:font-pitch="fixed" fo:font-size="11pt" fo:background-color="#f8f8f8" style:font-size-asian="11pt"/>
    </style:style>
    <style:style style:name="ImportTok" style:family="text" style:parent-style-name="Verbatim_20_Char">
      <style:text-properties style:font-name="Consolas" fo:font-family="Consolas" style:font-family-generic="modern" style:font-pitch="fixed" fo:font-size="11pt" fo:background-color="#f8f8f8" style:font-size-asian="11pt"/>
    </style:style>
    <style:style style:name="CommentTok" style:family="text" style:parent-style-name="Verbatim_20_Char">
      <style:text-properties fo:color="#8f5902" loext:opacity="100%" style:font-name="Consolas" fo:font-family="Consolas" style:font-family-generic="modern" style:font-pitch="fixed" fo:font-size="11pt" fo:font-style="italic" fo:background-color="#f8f8f8" style:font-size-asian="11pt" style:font-style-asian="italic"/>
    </style:style>
    <style:style style:name="DocumentationTok" style:family="text" style:parent-style-name="Verbatim_20_Char">
      <style:text-properties fo:color="#8f5902" loext:opacity="100%" style:font-name="Consolas" fo:font-family="Consolas" style:font-family-generic="modern" style:font-pitch="fixed" fo:font-size="11pt" fo:font-style="italic" fo:font-weight="bold" fo:background-color="#f8f8f8" style:font-size-asian="11pt" style:font-style-asian="italic" style:font-weight-asian="bold"/>
    </style:style>
    <style:style style:name="AnnotationTok" style:family="text" style:parent-style-name="Verbatim_20_Char">
      <style:text-properties fo:color="#8f5902" loext:opacity="100%" style:font-name="Consolas" fo:font-family="Consolas" style:font-family-generic="modern" style:font-pitch="fixed" fo:font-size="11pt" fo:font-style="italic" fo:font-weight="bold" fo:background-color="#f8f8f8" style:font-size-asian="11pt" style:font-style-asian="italic" style:font-weight-asian="bold"/>
    </style:style>
    <style:style style:name="CommentVarTok" style:family="text" style:parent-style-name="Verbatim_20_Char">
      <style:text-properties fo:color="#8f5902" loext:opacity="100%" style:font-name="Consolas" fo:font-family="Consolas" style:font-family-generic="modern" style:font-pitch="fixed" fo:font-size="11pt" fo:font-style="italic" fo:font-weight="bold" fo:background-color="#f8f8f8" style:font-size-asian="11pt" style:font-style-asian="italic" style:font-weight-asian="bold"/>
    </style:style>
    <style:style style:name="OtherTok" style:family="text" style:parent-style-name="Verbatim_20_Char">
      <style:text-properties fo:color="#8f5902" loext:opacity="100%" style:font-name="Consolas" fo:font-family="Consolas" style:font-family-generic="modern" style:font-pitch="fixed" fo:font-size="11pt" fo:background-color="#f8f8f8" style:font-size-asian="11pt"/>
    </style:style>
    <style:style style:name="FunctionTok" style:family="text" style:parent-style-name="Verbatim_20_Char">
      <style:text-properties fo:color="#204a87" loext:opacity="100%" style:font-name="Consolas" fo:font-family="Consolas" style:font-family-generic="modern" style:font-pitch="fixed" fo:font-size="11pt" fo:font-weight="bold" fo:background-color="#f8f8f8" style:font-size-asian="11pt" style:font-weight-asian="bold"/>
    </style:style>
    <style:style style:name="VariableTok" style:family="text" style:parent-style-name="Verbatim_20_Char">
      <style:text-properties fo:color="#000000" loext:opacity="100%" style:font-name="Consolas" fo:font-family="Consolas" style:font-family-generic="modern" style:font-pitch="fixed" fo:font-size="11pt" fo:background-color="#f8f8f8" style:font-size-asian="11pt"/>
    </style:style>
    <style:style style:name="ControlFlowTok" style:family="text" style:parent-style-name="Verbatim_20_Char">
      <style:text-properties fo:color="#204a87" loext:opacity="100%" style:font-name="Consolas" fo:font-family="Consolas" style:font-family-generic="modern" style:font-pitch="fixed" fo:font-size="11pt" fo:font-weight="bold" fo:background-color="#f8f8f8" style:font-size-asian="11pt" style:font-weight-asian="bold"/>
    </style:style>
    <style:style style:name="OperatorTok" style:family="text" style:parent-style-name="Verbatim_20_Char">
      <style:text-properties fo:color="#ce5c00" loext:opacity="100%" style:font-name="Consolas" fo:font-family="Consolas" style:font-family-generic="modern" style:font-pitch="fixed" fo:font-size="11pt" fo:font-weight="bold" fo:background-color="#f8f8f8" style:font-size-asian="11pt" style:font-weight-asian="bold"/>
    </style:style>
    <style:style style:name="BuiltInTok" style:family="text" style:parent-style-name="Verbatim_20_Char">
      <style:text-properties style:font-name="Consolas" fo:font-family="Consolas" style:font-family-generic="modern" style:font-pitch="fixed" fo:font-size="11pt" fo:background-color="#f8f8f8" style:font-size-asian="11pt"/>
    </style:style>
    <style:style style:name="ExtensionTok" style:family="text" style:parent-style-name="Verbatim_20_Char">
      <style:text-properties style:font-name="Consolas" fo:font-family="Consolas" style:font-family-generic="modern" style:font-pitch="fixed" fo:font-size="11pt" fo:background-color="#f8f8f8" style:font-size-asian="11pt"/>
    </style:style>
    <style:style style:name="PreprocessorTok" style:family="text" style:parent-style-name="Verbatim_20_Char">
      <style:text-properties fo:color="#8f5902" loext:opacity="100%" style:font-name="Consolas" fo:font-family="Consolas" style:font-family-generic="modern" style:font-pitch="fixed" fo:font-size="11pt" fo:font-style="italic" fo:background-color="#f8f8f8" style:font-size-asian="11pt" style:font-style-asian="italic"/>
    </style:style>
    <style:style style:name="AttributeTok" style:family="text" style:parent-style-name="Verbatim_20_Char">
      <style:text-properties fo:color="#204a87" loext:opacity="100%" style:font-name="Consolas" fo:font-family="Consolas" style:font-family-generic="modern" style:font-pitch="fixed" fo:font-size="11pt" fo:background-color="#f8f8f8" style:font-size-asian="11pt"/>
    </style:style>
    <style:style style:name="RegionMarkerTok" style:family="text" style:parent-style-name="Verbatim_20_Char">
      <style:text-properties style:font-name="Consolas" fo:font-family="Consolas" style:font-family-generic="modern" style:font-pitch="fixed" fo:font-size="11pt" fo:background-color="#f8f8f8" style:font-size-asian="11pt"/>
    </style:style>
    <style:style style:name="InformationTok" style:family="text" style:parent-style-name="Verbatim_20_Char">
      <style:text-properties fo:color="#8f5902" loext:opacity="100%" style:font-name="Consolas" fo:font-family="Consolas" style:font-family-generic="modern" style:font-pitch="fixed" fo:font-size="11pt" fo:font-style="italic" fo:font-weight="bold" fo:background-color="#f8f8f8" style:font-size-asian="11pt" style:font-style-asian="italic" style:font-weight-asian="bold"/>
    </style:style>
    <style:style style:name="WarningTok" style:family="text" style:parent-style-name="Verbatim_20_Char">
      <style:text-properties fo:color="#8f5902" loext:opacity="100%" style:font-name="Consolas" fo:font-family="Consolas" style:font-family-generic="modern" style:font-pitch="fixed" fo:font-size="11pt" fo:font-style="italic" fo:font-weight="bold" fo:background-color="#f8f8f8" style:font-size-asian="11pt" style:font-style-asian="italic" style:font-weight-asian="bold"/>
    </style:style>
    <style:style style:name="AlertTok" style:family="text" style:parent-style-name="Verbatim_20_Char">
      <style:text-properties fo:color="#ef2929" loext:opacity="100%" style:font-name="Consolas" fo:font-family="Consolas" style:font-family-generic="modern" style:font-pitch="fixed" fo:font-size="11pt" fo:background-color="#f8f8f8" style:font-size-asian="11pt"/>
    </style:style>
    <style:style style:name="ErrorTok" style:family="text" style:parent-style-name="Verbatim_20_Char">
      <style:text-properties fo:color="#a40000" loext:opacity="100%" style:font-name="Consolas" fo:font-family="Consolas" style:font-family-generic="modern" style:font-pitch="fixed" fo:font-size="11pt" fo:font-weight="bold" fo:background-color="#f8f8f8" style:font-size-asian="11pt" style:font-weight-asian="bold"/>
    </style:style>
    <style:style style:name="NormalTok" style:family="text" style:parent-style-name="Verbatim_20_Char">
      <style:text-properties style:font-name="Consolas" fo:font-family="Consolas" style:font-family-generic="modern" style:font-pitch="fixed" fo:font-size="11pt" fo:background-color="#f8f8f8" style:font-size-asian="11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6.51cm" fo:margin-left="0cm" table:align="left"/>
    </style:style>
    <style:style style:name="Table1.A" style:family="table-column">
      <style:table-column-properties style:column-width="5.503cm"/>
    </style:style>
    <style:style style:name="Table1.1" style:family="table-row">
      <style:table-row-properties style:min-row-height="0.529cm" style:use-optimal-row-height="false"/>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6.51cm" fo:margin-left="0cm" table:align="left"/>
    </style:style>
    <style:style style:name="Table2.A" style:family="table-column">
      <style:table-column-properties style:column-width="5.503cm"/>
    </style:style>
    <style:style style:name="Table2.1" style:family="table-row">
      <style:table-row-properties style:min-row-height="0.529cm" style:use-optimal-row-height="false"/>
    </style:style>
    <style:style style:name="Table2.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title>Statistical inference using weights and survey design – a practical guide with UKDS surveys</dc:title>
    <meta:initial-creator>Pierre Walthéry</meta:initial-creator>
    <meta:creation-date>2023-04-21T13:14:00Z</meta:creation-date>
    <dc:date>2023-04-25T18:41:19.991602425</dc:date>
    <meta:editing-cycles>5</meta:editing-cycles>
    <meta:editing-duration>P4DT12M56S</meta:editing-duration>
    <meta:document-statistic meta:table-count="2" meta:image-count="0" meta:object-count="0" meta:page-count="15" meta:paragraph-count="148" meta:word-count="5108" meta:character-count="35052" meta:non-whitespace-character-count="28689"/>
    <meta:user-defined meta:name="ContentTypeId">0x01010082D5F373B85FCF47AAFC80BC7D80700A</meta:user-defined>
    <meta:user-defined meta:name="MediaServiceImageTags"/>
    <meta:user-defined meta:name="date">18 April 2023</meta:user-defined>
    <meta:user-defined meta:name="fontsize">12pt</meta:user-defined>
    <meta:user-defined meta:name="knit" meta:value-type="string">(function(inputFile, encoding) { rmarkdown::render(inputFile, encoding = encoding, output_dir = “output”, output_format = “all”) })</meta:user-defined>
    <meta:user-defined meta:name="mainfont" meta:value-type="string">calibri</meta:user-defined>
    <meta:user-defined meta:name="output" meta:value-type="string"/>
    <meta:template xlink:type="simple" xlink:actuate="onRequest" xlink:title="" xlink:href="../../../../../Downloads/230120_UKDS_weighting_draft_jen.odt/Normal.dotm"/>
  </office:meta>
</office:document-meta>
</file>